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7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p1" table:style-name="ta1">
        <table:table-column table:style-name="co1" table:number-columns-repeated="3" table:default-cell-style-name="ce1"/>
        <table:table-column table:style-name="co1" table:number-columns-repeated="2" table:default-cell-style-name="ce3"/>
        <table:table-column table:style-name="co1" table:number-columns-repeated="16379" table:default-cell-style-name="ce1"/>
        <table:table-row table:style-name="ro1">
          <table:table-cell office:value-type="float" office:value="5765" table:style-name="ce1">
            <text:p>5765</text:p>
          </table:table-cell>
          <table:table-cell office:value-type="float" office:value="2848" table:style-name="ce1">
            <text:p>2848</text:p>
          </table:table-cell>
          <table:table-cell office:value-type="string" table:style-name="ce1">
            <text:p>SINEC SA</text:p>
          </table:table-cell>
          <table:table-cell office:value-type="date" office:date-value="2020-09-09T00:00:00" table:style-name="ce3">
            <text:p>2020-09-09</text:p>
          </table:table-cell>
          <table:table-cell office:value-type="date" office:date-value="2020-09-10T00:00:00" table:style-name="ce3">
            <text:p>2020-09-1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2 Aislador Soporte de porcelana de 170 Kv,</text:p>
          </table:table-cell>
          <table:table-cell office:value-type="string" table:style-name="ce1">
            <text:p>Cot. 24704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66" table:style-name="ce1">
            <text:p>5766</text:p>
          </table:table-cell>
          <table:table-cell office:value-type="float" office:value="8450" table:style-name="ce1">
            <text:p>8450</text:p>
          </table:table-cell>
          <table:table-cell office:value-type="string" table:style-name="ce1">
            <text:p>MONTELECTRO S.A.</text:p>
          </table:table-cell>
          <table:table-cell office:value-type="date" office:date-value="2020-09-09T00:00:00" table:style-name="ce3">
            <text:p>2020-09-09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Reemplazo de un aislador</text:p>
            <text:p>TR-205, en ET Bavio.</text:p>
          </table:table-cell>
          <table:table-cell office:value-type="string" table:style-name="ce2">
            <text:p>Modelo del Secc SLA-3C-1708</text:p>
            <text:p>Cot. 24744-1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67" table:style-name="ce1">
            <text:p>5767</text:p>
          </table:table-cell>
          <table:table-cell office:value-type="float" office:value="4100010611" table:style-name="ce1">
            <text:p>4100010611</text:p>
          </table:table-cell>
          <table:table-cell office:value-type="string" table:style-name="ce1">
            <text:p>EDESUR S A</text:p>
          </table:table-cell>
          <table:table-cell office:value-type="date" office:date-value="2020-09-09T00:00:00" table:style-name="ce3">
            <text:p>2020-09-09</text:p>
          </table:table-cell>
          <table:table-cell office:value-type="date" office:date-value="2020-10-01T00:00:00" table:style-name="ce3">
            <text:p>2020-10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Lote de repuestos para caja de comando, compuesto por:</text:p>
          </table:table-cell>
          <table:table-cell office:value-type="string" table:style-name="ce2">
            <text:p>Motor de 110 / 220 Vcc -- Reductor</text:p>
            <text:p>- Termostato 0 - 40§ c +++++vari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68" table:style-name="ce1">
            <text:p>5768</text:p>
          </table:table-cell>
          <table:table-cell office:value-type="float" office:value="112214" table:style-name="ce1">
            <text:p>112214</text:p>
          </table:table-cell>
          <table:table-cell office:value-type="string" table:style-name="ce1">
            <text:p>EDES SA Bahia Blanca</text:p>
          </table:table-cell>
          <table:table-cell office:value-type="date" office:date-value="2020-09-10T00:00:00" table:style-name="ce3">
            <text:p>2020-09-10</text:p>
          </table:table-cell>
          <table:table-cell office:value-type="date" office:date-value="2020-11-25T00:00:00" table:style-name="ce3">
            <text:p>2020-11-2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8 Secc Bajo Carga ext 17kV 630A comando PL</text:p>
            <text:p>1 SLA 2Col.C/PAT1Rot. 33KV 630A 25KA1s170KV-MH-PP</text:p>
          </table:table-cell>
          <table:table-cell office:value-type="string" table:style-name="ce1">
            <text:p>Cot. 24749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69" table:style-name="ce1">
            <text:p>5769</text:p>
          </table:table-cell>
          <table:table-cell office:value-type="float" office:value="8462" table:style-name="ce1">
            <text:p>8462</text:p>
          </table:table-cell>
          <table:table-cell office:value-type="string" table:style-name="ce1">
            <text:p>MONTELECTRO S.A.</text:p>
          </table:table-cell>
          <table:table-cell office:value-type="date" office:date-value="2020-09-11T00:00:00" table:style-name="ce3">
            <text:p>2020-09-11</text:p>
          </table:table-cell>
          <table:table-cell office:value-type="date" office:date-value="2020-09-25T00:00:00" table:style-name="ce3">
            <text:p>2020-09-2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DUCTO DE EXPANSION DE GASES<text:s/></text:p>
            <text:p>SEGéN PLANO F 426 MCG 0207-A</text:p>
          </table:table-cell>
          <table:table-cell office:value-type="string" table:style-name="ce2">
            <text:p>1 DUCTO DE EXPANSION DE GASES<text:s/></text:p>
            <text:p>SEGUN PLANO F 425 MCG 301-A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70" table:style-name="ce1">
            <text:p>5770</text:p>
          </table:table-cell>
          <table:table-cell office:value-type="float" office:value="2071" table:style-name="ce1">
            <text:p>2071</text:p>
          </table:table-cell>
          <table:table-cell office:value-type="string" table:style-name="ce1">
            <text:p>CS SUPPLY INTERNATIONAL, INC</text:p>
          </table:table-cell>
          <table:table-cell office:value-type="date" office:date-value="2020-09-11T00:00:00" table:style-name="ce3">
            <text:p>2020-09-11</text:p>
          </table:table-cell>
          <table:table-cell office:value-type="date" office:date-value="2020-12-29T00:00:00" table:style-name="ce3">
            <text:p>2020-12-2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18 SECC. UNIP. A GIRO 36 kV 3150A</text:p>
          </table:table-cell>
          <table:table-cell office:value-type="string" table:style-name="ce1">
            <text:p>Cot. 24660-2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71" table:style-name="ce1">
            <text:p>5771</text:p>
          </table:table-cell>
          <table:table-cell table:style-name="ce1"/>
          <table:table-cell office:value-type="string" table:style-name="ce1">
            <text:p>STOCK (LAGO)</text:p>
          </table:table-cell>
          <table:table-cell office:value-type="date" office:date-value="2020-09-14T00:00:00" table:style-name="ce3">
            <text:p>2020-09-14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ESAR VILLAGRA</text:p>
          </table:table-cell>
          <table:table-cell office:value-type="string" table:style-name="ce2">
            <text:p>1 ENSAYO DE RISISTENCIA DE CONTACTO.<text:s/></text:p>
            <text:p>DE UN SECCIONADOR SBCT 36 KV,</text:p>
          </table:table-cell>
          <table:table-cell office:value-type="string" table:style-name="ce2">
            <text:p>ENSAYO CON CORRIENTE DE BREVE</text:p>
            <text:p>DURACION Y CORRIENTE DE CRESTA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72" table:style-name="ce1">
            <text:p>5772</text:p>
          </table:table-cell>
          <table:table-cell table:style-name="ce1"/>
          <table:table-cell office:value-type="string" table:style-name="ce1">
            <text:p>NCC NATIONAL CONTRACTING CO. LTD</text:p>
          </table:table-cell>
          <table:table-cell office:value-type="date" office:date-value="2020-09-15T00:00:00" table:style-name="ce3">
            <text:p>2020-09-15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ESAR VILLAGRA</text:p>
          </table:table-cell>
          <table:table-cell office:value-type="string" table:style-name="ce1">
            <text:p>1 Lote de Repuestos para SBC - 36 kv - 630 A</text:p>
          </table:table-cell>
          <table:table-cell office:value-type="string" table:style-name="ce2">
            <text:p>Referente a la OP 4777 NCC Obra Al Dabbiya.</text:p>
            <text:p>Los repuestos se enviaran sin cargo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73" table:style-name="ce1">
            <text:p>5773</text:p>
          </table:table-cell>
          <table:table-cell office:value-type="float" office:value="8564" table:style-name="ce1">
            <text:p>8564</text:p>
          </table:table-cell>
          <table:table-cell office:value-type="string" table:style-name="ce1">
            <text:p>PROA S.A.</text:p>
          </table:table-cell>
          <table:table-cell office:value-type="date" office:date-value="2020-09-15T00:00:00" table:style-name="ce3">
            <text:p>2020-09-15</text:p>
          </table:table-cell>
          <table:table-cell office:value-type="date" office:date-value="2020-09-24T00:00:00" table:style-name="ce3">
            <text:p>2020-09-2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6 Bobina R2 de 32 Vcc</text:p>
          </table:table-cell>
          <table:table-cell office:value-type="string" table:style-name="ce1">
            <text:p>Cot. 24776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74" table:style-name="ce1">
            <text:p>5774</text:p>
          </table:table-cell>
          <table:table-cell table:style-name="ce1"/>
          <table:table-cell office:value-type="string" table:style-name="ce1">
            <text:p>PASTORINI PABLO RICARDO</text:p>
          </table:table-cell>
          <table:table-cell office:value-type="date" office:date-value="2020-09-16T00:00:00" table:style-name="ce3">
            <text:p>2020-09-16</text:p>
          </table:table-cell>
          <table:table-cell office:value-type="date" office:date-value="2020-12-07T00:00:00" table:style-name="ce3">
            <text:p>2020-12-0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SLA 2Col.S/PAT1Rot. 33KV 630A Comando PL</text:p>
            <text:p>2 SLA 2Col.C/PAT1Rot. 33KV 630A Comando PL</text:p>
          </table:table-cell>
          <table:table-cell office:value-type="string" table:style-name="ce1">
            <text:p>Cot. 23823-1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75" table:style-name="ce1">
            <text:p>577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OOBRA S.A.</text:p>
          </table:table-cell>
          <table:table-cell office:value-type="date" office:date-value="2020-09-17T00:00:00" table:style-name="ce3">
            <text:p>2020-09-17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9 SLA 3C S/PAT1Rot.145KV 800A COMANDO CE</text:p>
            <text:p>3 SLAT3C C/PAT1Rot.145KV 800A COMANDO CE-Tm</text:p>
          </table:table-cell>
          <table:table-cell office:value-type="string" table:style-name="ce2">
            <text:p>7 SLA 3Col. 33KV 630A COMANDO CE</text:p>
            <text:p>5 Secc. a Cuernos C/PAT 36 kV 630A COMANDO CE-T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76" table:style-name="ce1">
            <text:p>5776</text:p>
          </table:table-cell>
          <table:table-cell office:value-type="float" office:value="112229" table:style-name="ce1">
            <text:p>112229</text:p>
          </table:table-cell>
          <table:table-cell office:value-type="string" table:style-name="ce1">
            <text:p>EMPRESA DISTRIBUIDORA DE ENERGIA ATLANTICA</text:p>
          </table:table-cell>
          <table:table-cell office:value-type="date" office:date-value="2020-09-18T00:00:00" table:style-name="ce3">
            <text:p>2020-09-18</text:p>
          </table:table-cell>
          <table:table-cell office:value-type="date" office:date-value="2020-09-18T00:00:00" table:style-name="ce3">
            <text:p>2020-09-1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2 Secc Bajo Carga ext 17kV 630A comando PL</text:p>
          </table:table-cell>
          <table:table-cell office:value-type="string" table:style-name="ce1">
            <text:p>Cot. 24754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77" table:style-name="ce1">
            <text:p>5777</text:p>
          </table:table-cell>
          <table:table-cell office:value-type="float" office:value="8493" table:style-name="ce1">
            <text:p>8493</text:p>
          </table:table-cell>
          <table:table-cell office:value-type="string" table:style-name="ce1">
            <text:p>MONTELECTRO S.A.</text:p>
          </table:table-cell>
          <table:table-cell office:value-type="date" office:date-value="2020-09-18T00:00:00" table:style-name="ce3">
            <text:p>2020-09-18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2 SLA 3 Col 36 kV 800 A COMANDO LM</text:p>
            <text:p>2 SLA 3C 13,2 KV 1600 A COMANDO LM</text:p>
          </table:table-cell>
          <table:table-cell office:value-type="string" table:style-name="ce1">
            <text:p>1 SLA 3C 13,2 KV 1600 A COMANDO L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78" table:style-name="ce1">
            <text:p>5778</text:p>
          </table:table-cell>
          <table:table-cell office:value-type="float" office:value="8495" table:style-name="ce1">
            <text:p>8495</text:p>
          </table:table-cell>
          <table:table-cell office:value-type="string" table:style-name="ce1">
            <text:p>MONTELECTRO S.A.</text:p>
          </table:table-cell>
          <table:table-cell office:value-type="date" office:date-value="2020-09-18T00:00:00" table:style-name="ce3">
            <text:p>2020-09-18</text:p>
          </table:table-cell>
          <table:table-cell office:value-type="date" office:date-value="2020-11-18T00:00:00" table:style-name="ce3">
            <text:p>2020-11-1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PORTICO DE MT Y AISLADOR SOPORTE</text:p>
          </table:table-cell>
          <table:table-cell office:value-type="string" table:style-name="ce1">
            <text:p>SEGUN PLANO 002.56.C.PL.30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79" table:style-name="ce1">
            <text:p>5779</text:p>
          </table:table-cell>
          <table:table-cell office:value-type="float" office:value="87461" table:style-name="ce1">
            <text:p>87461</text:p>
          </table:table-cell>
          <table:table-cell office:value-type="string" table:style-name="ce1">
            <text:p>PROYECCION ELECTROLUZ SRL</text:p>
          </table:table-cell>
          <table:table-cell office:value-type="date" office:date-value="2020-09-21T00:00:00" table:style-name="ce3">
            <text:p>2020-09-21</text:p>
          </table:table-cell>
          <table:table-cell office:value-type="date" office:date-value="2020-09-25T00:00:00" table:style-name="ce3">
            <text:p>2020-09-2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3 Aislador soporte de porcelana 220 kv C6-950</text:p>
          </table:table-cell>
          <table:table-cell office:value-type="string" table:style-name="ce1">
            <text:p>Cot. 24772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80" table:style-name="ce1">
            <text:p>5780</text:p>
          </table:table-cell>
          <table:table-cell office:value-type="float" office:value="87491" table:style-name="ce1">
            <text:p>87491</text:p>
          </table:table-cell>
          <table:table-cell office:value-type="string" table:style-name="ce1">
            <text:p>PROYECCION ELECTROLUZ SRL</text:p>
          </table:table-cell>
          <table:table-cell office:value-type="date" office:date-value="2020-09-21T00:00:00" table:style-name="ce3">
            <text:p>2020-09-21</text:p>
          </table:table-cell>
          <table:table-cell office:value-type="date" office:date-value="2020-11-20T00:00:00" table:style-name="ce3">
            <text:p>2020-11-2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2 SGU DIST 17,5 kV 630 A pertiga16 kA/s 110 kV</text:p>
          </table:table-cell>
          <table:table-cell office:value-type="string" table:style-name="ce1">
            <text:p>Cot. 24789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81" table:style-name="ce1">
            <text:p>5781</text:p>
          </table:table-cell>
          <table:table-cell office:value-type="float" office:value="87491" table:style-name="ce1">
            <text:p>87491</text:p>
          </table:table-cell>
          <table:table-cell office:value-type="string" table:style-name="ce1">
            <text:p>MONTELECTRO S.A.</text:p>
          </table:table-cell>
          <table:table-cell office:value-type="date" office:date-value="2020-09-21T00:00:00" table:style-name="ce3">
            <text:p>2020-09-21</text:p>
          </table:table-cell>
          <table:table-cell office:value-type="date" office:date-value="2020-11-18T00:00:00" table:style-name="ce3">
            <text:p>2020-11-1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PORTICO DE MT Y AISLADOR SOPORTE<text:s/></text:p>
            <text:p>002.56.C.PL.300</text:p>
          </table:table-cell>
          <table:table-cell office:value-type="string" table:style-name="ce2">
            <text:p>Es la misma que la OP 5778. Hubo un error de tipeo en la</text:p>
            <text:p>Orden de Compra y la cantidad deberia ser 2 unidades.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82" table:style-name="ce1">
            <text:p>5782</text:p>
          </table:table-cell>
          <table:table-cell office:value-type="float" office:value="3201" table:style-name="ce1">
            <text:p>3201</text:p>
          </table:table-cell>
          <table:table-cell office:value-type="string" table:style-name="ce1">
            <text:p>Coop. F.E.L Ltda. de Laboulaye</text:p>
          </table:table-cell>
          <table:table-cell office:value-type="date" office:date-value="2020-09-23T00:00:00" table:style-name="ce3">
            <text:p>2020-09-23</text:p>
          </table:table-cell>
          <table:table-cell office:value-type="date" office:date-value="2020-09-24T00:00:00" table:style-name="ce3">
            <text:p>2020-09-2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3 COMANDO MANUAL MARCA LAGO MODELO</text:p>
            <text:p>DM-cee con enclavamiento electromecanico y bobina 110 VDC</text:p>
          </table:table-cell>
          <table:table-cell office:value-type="string" table:style-name="ce1">
            <text:p>Cot. 24771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83" table:style-name="ce1">
            <text:p>5783</text:p>
          </table:table-cell>
          <table:table-cell office:value-type="float" office:value="4200000609" table:style-name="ce1">
            <text:p>4200000609</text:p>
          </table:table-cell>
          <table:table-cell office:value-type="string" table:style-name="ce1">
            <text:p>YPF ENERGIAS ELECTRICAS S.A</text:p>
          </table:table-cell>
          <table:table-cell office:value-type="date" office:date-value="2020-09-23T00:00:00" table:style-name="ce3">
            <text:p>2020-09-23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FLETE Descarga con camion hidrogrua</text:p>
          </table:table-cell>
          <table:table-cell office:value-type="string" table:style-name="ce2">
            <text:p>Aclaracion: Es una ampliacion de la OP 5618, ya que el camion</text:p>
            <text:p>debe tener HIDROGRUA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84" table:style-name="ce1">
            <text:p>5784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DOSEN SA</text:p>
          </table:table-cell>
          <table:table-cell office:value-type="date" office:date-value="2020-09-30T00:00:00" table:style-name="ce3">
            <text:p>2020-09-30</text:p>
          </table:table-cell>
          <table:table-cell office:value-type="date" office:date-value="2020-10-07T00:00:00" table:style-name="ce3">
            <text:p>2020-10-0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FABRICACION DE ESTRUCTURA Y MONTAJE PARA<text:s/></text:p>
            <text:p>AISLADORES POLIMERICOS</text:p>
          </table:table-cell>
          <table:table-cell table:style-name="ce1"/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85" table:style-name="ce1">
            <text:p>5785</text:p>
          </table:table-cell>
          <table:table-cell office:value-type="string" table:style-name="ce1">
            <text:p>3-089-2020</text:p>
          </table:table-cell>
          <table:table-cell office:value-type="string" table:style-name="ce1">
            <text:p>TRANSNEA S.A.</text:p>
          </table:table-cell>
          <table:table-cell office:value-type="date" office:date-value="2020-09-30T00:00:00" table:style-name="ce3">
            <text:p>2020-09-30</text:p>
          </table:table-cell>
          <table:table-cell office:value-type="date" office:date-value="2020-12-10T00:00:00" table:style-name="ce3">
            <text:p>2020-12-1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TABLERO DE SERVICIOS AUXILIARES de Corriente Continua, segun documentos</text:p>
            <text:p>MCA-E-001-EO, MCA-M-003-EO</text:p>
          </table:table-cell>
          <table:table-cell office:value-type="string" table:style-name="ce2">
            <text:p>1 TABLERO DE SERVICIOS AUXILIARES de Corriente Alterna, segun documentos</text:p>
            <text:p>MCA-E-002-EO, MCA-M-003-EO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86" table:style-name="ce1">
            <text:p>5786</text:p>
          </table:table-cell>
          <table:table-cell office:value-type="float" office:value="8560" table:style-name="ce1">
            <text:p>8560</text:p>
          </table:table-cell>
          <table:table-cell office:value-type="string" table:style-name="ce1">
            <text:p>MONTELECTRO S.A.</text:p>
          </table:table-cell>
          <table:table-cell office:value-type="date" office:date-value="2020-09-30T00:00:00" table:style-name="ce3">
            <text:p>2020-09-30</text:p>
          </table:table-cell>
          <table:table-cell office:value-type="date" office:date-value="2020-11-15T00:00:00" table:style-name="ce3">
            <text:p>2020-11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3 TABLERO DE TOMACORRIENTES DE PLAYA<text:s/></text:p>
            <text:p>SEGéN PLANO 002.560M.PL.500</text:p>
          </table:table-cell>
          <table:table-cell office:value-type="string" table:style-name="ce1">
            <text:p>HOJA N§ 4 A 7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87" table:style-name="ce1">
            <text:p>5787</text:p>
          </table:table-cell>
          <table:table-cell office:value-type="float" office:value="8566" table:style-name="ce1">
            <text:p>8566</text:p>
          </table:table-cell>
          <table:table-cell office:value-type="string" table:style-name="ce1">
            <text:p>MONTELECTRO S.A.</text:p>
          </table:table-cell>
          <table:table-cell office:value-type="date" office:date-value="2020-10-01T00:00:00" table:style-name="ce3">
            <text:p>2020-10-01</text:p>
          </table:table-cell>
          <table:table-cell office:value-type="date" office:date-value="2020-11-15T00:00:00" table:style-name="ce3">
            <text:p>2020-11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21 SOPORTE AISLADOR 132KV ALTURA 2,4 M<text:s/></text:p>
            <text:p>SEGéN PLANO 002.56.C.PL.301</text:p>
          </table:table-cell>
          <table:table-cell office:value-type="string" table:style-name="ce2">
            <text:p>12 SOPORTE AISLADOR 132KV ALTURA 4,5 M<text:s/></text:p>
            <text:p>SEGéN PLANO 002.56.C.PL.301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88" table:style-name="ce1">
            <text:p>5788</text:p>
          </table:table-cell>
          <table:table-cell office:value-type="float" office:value="8561" table:style-name="ce1">
            <text:p>8561</text:p>
          </table:table-cell>
          <table:table-cell office:value-type="string" table:style-name="ce1">
            <text:p>MONTELECTRO S.A.</text:p>
          </table:table-cell>
          <table:table-cell office:value-type="date" office:date-value="2020-10-01T00:00:00" table:style-name="ce3">
            <text:p>2020-10-01</text:p>
          </table:table-cell>
          <table:table-cell office:value-type="date" office:date-value="2020-12-01T00:00:00" table:style-name="ce3">
            <text:p>2020-12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TABLERO DE PROT. Y CONTROL : 1 TC2, 1 TC4 y 1 TC6</text:p>
            <text:p>DE CAMPO TRANSFORMADOR</text:p>
          </table:table-cell>
          <table:table-cell office:value-type="string" table:style-name="ce1">
            <text:p>TABLERO DE PROT. Y CONTROL TRANSFORMADOR: 1 TT1, 1 TT2 y 1 TT3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89" table:style-name="ce1">
            <text:p>5789</text:p>
          </table:table-cell>
          <table:table-cell office:value-type="float" office:value="8569" table:style-name="ce1">
            <text:p>8569</text:p>
          </table:table-cell>
          <table:table-cell office:value-type="string" table:style-name="ce1">
            <text:p>MONTELECTRO S.A.</text:p>
          </table:table-cell>
          <table:table-cell office:value-type="date" office:date-value="2020-10-01T00:00:00" table:style-name="ce3">
            <text:p>2020-10-01</text:p>
          </table:table-cell>
          <table:table-cell office:value-type="date" office:date-value="2020-11-15T00:00:00" table:style-name="ce3">
            <text:p>2020-11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36 Aislador Soporte 132 Kv Modelo C6-650</text:p>
          </table:table-cell>
          <table:table-cell office:value-type="string" table:style-name="ce1">
            <text:p>Esta orden se debe entregar junto con la OP 5787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90" table:style-name="ce1">
            <text:p>5790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20-10-01T00:00:00" table:style-name="ce3">
            <text:p>2020-10-01</text:p>
          </table:table-cell>
          <table:table-cell office:value-type="date" office:date-value="2020-10-05T00:00:00" table:style-name="ce3">
            <text:p>2020-10-0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SLA 2Col.S/PAT1Rot. 33KV 800A COMANDO PL</text:p>
            <text:p>1 SLA 2C 13,2 kV 1600A COMANDO PL</text:p>
          </table:table-cell>
          <table:table-cell office:value-type="string" table:style-name="ce1">
            <text:p>Repuestos: aisladores y descargadore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91" table:style-name="ce1">
            <text:p>5791</text:p>
          </table:table-cell>
          <table:table-cell office:value-type="float" office:value="4102382817" table:style-name="ce1">
            <text:p>4102382817</text:p>
          </table:table-cell>
          <table:table-cell office:value-type="string" table:style-name="ce1">
            <text:p>BUNGE ARGENTINA S A</text:p>
          </table:table-cell>
          <table:table-cell office:value-type="date" office:date-value="2020-10-02T00:00:00" table:style-name="ce3">
            <text:p>2020-10-02</text:p>
          </table:table-cell>
          <table:table-cell office:value-type="date" office:date-value="2021-02-28T00:00:00" table:style-name="ce3">
            <text:p>2021-02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3 SLA 2Col.C/PAT1Rot. 33KV 800A COMANDO CE-Tm</text:p>
          </table:table-cell>
          <table:table-cell office:value-type="string" table:style-name="ce1">
            <text:p>Cot. 24708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92" table:style-name="ce1">
            <text:p>5792</text:p>
          </table:table-cell>
          <table:table-cell office:value-type="string" table:style-name="ce1">
            <text:p>2020107-1</text:p>
          </table:table-cell>
          <table:table-cell office:value-type="string" table:style-name="ce1">
            <text:p>COFEKA CIA. LTDA.</text:p>
          </table:table-cell>
          <table:table-cell office:value-type="date" office:date-value="2020-10-08T00:00:00" table:style-name="ce3">
            <text:p>2020-10-08</text:p>
          </table:table-cell>
          <table:table-cell office:value-type="date" office:date-value="2020-01-08T00:00:00" table:style-name="ce3">
            <text:p>2020-01-0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SLA 3 Col 24 kV 2000 A COMANDO CE</text:p>
            <text:p>2 SLA 3 Col 24 kV 2000 A COMANDO CE</text:p>
          </table:table-cell>
          <table:table-cell office:value-type="string" table:style-name="ce1">
            <text:p>Cot. 24835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93" table:style-name="ce1">
            <text:p>5793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20-10-08T00:00:00" table:style-name="ce3">
            <text:p>2020-10-08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2 SLA 2Col.S/PAT1Rot. 33KV 800A COMANDO PL</text:p>
            <text:p>1 Secc. Trip. Giro Ap. Vert 17kV 800A COMANDO PL</text:p>
          </table:table-cell>
          <table:table-cell office:value-type="string" table:style-name="ce1">
            <text:p>1 SLA 2C 13,2 kV 1600A COMANDO PL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94" table:style-name="ce1">
            <text:p>5794</text:p>
          </table:table-cell>
          <table:table-cell office:value-type="string" table:style-name="ce1">
            <text:p>Mail confirmacion OC</text:p>
          </table:table-cell>
          <table:table-cell office:value-type="string" table:style-name="ce1">
            <text:p>BARALE Y GHIO S A C I F</text:p>
          </table:table-cell>
          <table:table-cell office:value-type="date" office:date-value="2020-10-09T00:00:00" table:style-name="ce3">
            <text:p>2020-10-09</text:p>
          </table:table-cell>
          <table:table-cell office:value-type="date" office:date-value="2020-11-19T00:00:00" table:style-name="ce3">
            <text:p>2020-11-1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LVPIV AR 17.5KV 400A 16KA</text:p>
          </table:table-cell>
          <table:table-cell office:value-type="string" table:style-name="ce1">
            <text:p>Cot. 24494-1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95" table:style-name="ce1">
            <text:p>5795</text:p>
          </table:table-cell>
          <table:table-cell office:value-type="float" office:value="103741" table:style-name="ce1">
            <text:p>103741</text:p>
          </table:table-cell>
          <table:table-cell office:value-type="string" table:style-name="ce1">
            <text:p>EMPRESA DISTRIBUIDORA Y COMERCIALIZADORA</text:p>
          </table:table-cell>
          <table:table-cell office:value-type="date" office:date-value="2020-10-09T00:00:00" table:style-name="ce3">
            <text:p>2020-10-09</text:p>
          </table:table-cell>
          <table:table-cell office:value-type="date" office:date-value="2020-12-09T00:00:00" table:style-name="ce3">
            <text:p>2020-12-0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2">
            <text:p>2 CONTACTO DE POTENCIA PARA UN SECC. DE<text:s/></text:p>
            <text:p>3 COLUMNAS CON PAT 145 KV 1250 A</text:p>
          </table:table-cell>
          <table:table-cell office:value-type="string" table:style-name="ce1">
            <text:p>CON CUERNOS ROMPE ARCO INCLUID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96" table:style-name="ce1">
            <text:p>5796</text:p>
          </table:table-cell>
          <table:table-cell office:value-type="float" office:value="112448" table:style-name="ce1">
            <text:p>112448</text:p>
          </table:table-cell>
          <table:table-cell office:value-type="string" table:style-name="ce1">
            <text:p>EMPRESA DISTRIBUIDORA LA PLATA SOCIEDAD</text:p>
          </table:table-cell>
          <table:table-cell office:value-type="date" office:date-value="2020-10-15T00:00:00" table:style-name="ce3">
            <text:p>2020-10-15</text:p>
          </table:table-cell>
          <table:table-cell office:value-type="date" office:date-value="2021-02-14T00:00:00" table:style-name="ce3">
            <text:p>2021-02-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2">
            <text:p>1 SLA-2C-2R S/PAT 145KV-2000A Sin comando</text:p>
            <text:p>1 SLAT-2C C/PAT 145KV-1250A Sin comando</text:p>
          </table:table-cell>
          <table:table-cell office:value-type="string" table:style-name="ce2">
            <text:p>2 PARTE ACTIVA PARA EL ITEM 1</text:p>
            <text:p>2 PARTE ACTIVA PARA EL ITEM 2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97" table:style-name="ce1">
            <text:p>5797</text:p>
          </table:table-cell>
          <table:table-cell table:style-name="ce1"/>
          <table:table-cell office:value-type="string" table:style-name="ce1">
            <text:p>STOCK (LAGO)</text:p>
          </table:table-cell>
          <table:table-cell office:value-type="date" office:date-value="2020-10-19T00:00:00" table:style-name="ce3">
            <text:p>2020-10-19</text:p>
          </table:table-cell>
          <table:table-cell office:value-type="date" office:date-value="2020-12-04T00:00:00" table:style-name="ce3">
            <text:p>2020-12-0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Conj. de Celdas Secundarias Secc. en SF6</text:p>
            <text:p>Computesto por: 3 - Celdas Tipo A 1 - Celda Tipo B</text:p>
          </table:table-cell>
          <table:table-cell office:value-type="string" table:style-name="ce2">
            <text:p>se realizo la OP, para homologar</text:p>
            <text:p>en EDENOR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98" table:style-name="ce1">
            <text:p>5798</text:p>
          </table:table-cell>
          <table:table-cell office:value-type="string" table:style-name="ce1">
            <text:p>201/20</text:p>
          </table:table-cell>
          <table:table-cell office:value-type="string" table:style-name="ce1">
            <text:p>DUO SUDAMERICANA S.R.L.</text:p>
          </table:table-cell>
          <table:table-cell office:value-type="date" office:date-value="2020-10-16T00:00:00" table:style-name="ce3">
            <text:p>2020-10-16</text:p>
          </table:table-cell>
          <table:table-cell office:value-type="date" office:date-value="2020-12-16T00:00:00" table:style-name="ce3">
            <text:p>2020-12-1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ESAR VILLAGRA</text:p>
          </table:table-cell>
          <table:table-cell office:value-type="string" table:style-name="ce2">
            <text:p>6 Bielas de accionamiento de cuchillas para</text:p>
            <text:p>secc. Tripolar modelo SBCiv-HH 36.02</text:p>
          </table:table-cell>
          <table:table-cell office:value-type="string" table:style-name="ce2">
            <text:p>6 Biela de disparo se¤alizacion fusible quemado secc.</text:p>
            <text:p>Tripolar modelo SBCiv-HH 36.02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99" table:style-name="ce1">
            <text:p>5799</text:p>
          </table:table-cell>
          <table:table-cell office:value-type="string" table:style-name="ce1">
            <text:p>1-233-2020</text:p>
          </table:table-cell>
          <table:table-cell office:value-type="string" table:style-name="ce1">
            <text:p>TRANSNOA SA</text:p>
          </table:table-cell>
          <table:table-cell office:value-type="date" office:date-value="2020-10-16T00:00:00" table:style-name="ce3">
            <text:p>2020-10-16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800 Carteles sobre chapa galvanizada de 600x400x1mm</text:p>
            <text:p>800 CARTELES sobre chapa galvanizada de 400x450x1mm</text:p>
          </table:table-cell>
          <table:table-cell office:value-type="string" table:style-name="ce2">
            <text:p>500 CARTELES sobre chapa galvanizada de 400x450x1mm</text:p>
            <text:p>30 CARTELES sobre chapa galvanizada de 600x400x1m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00" table:style-name="ce1">
            <text:p>5800</text:p>
          </table:table-cell>
          <table:table-cell office:value-type="float" office:value="4513692953" table:style-name="ce1">
            <text:p>4513692953</text:p>
          </table:table-cell>
          <table:table-cell office:value-type="string" table:style-name="ce1">
            <text:p>GAS Y PETROLEO DEL NEUQUEN SA -MEDANITO</text:p>
          </table:table-cell>
          <table:table-cell office:value-type="date" office:date-value="2020-10-23T00:00:00" table:style-name="ce3">
            <text:p>2020-10-23</text:p>
          </table:table-cell>
          <table:table-cell office:value-type="date" office:date-value="2020-12-31T00:00:00" table:style-name="ce3">
            <text:p>2020-12-3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3 Parte act. p/secc. SLA-2C-36 KV - 1250 A</text:p>
            <text:p>2 Parte act. p/secc. SLA-2C 36 KV - 630 A</text:p>
          </table:table-cell>
          <table:table-cell office:value-type="string" table:style-name="ce1">
            <text:p>2 - Caja de comando CE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01" table:style-name="ce1">
            <text:p>5801</text:p>
          </table:table-cell>
          <table:table-cell office:value-type="float" office:value="4513692955" table:style-name="ce1">
            <text:p>4513692955</text:p>
          </table:table-cell>
          <table:table-cell office:value-type="string" table:style-name="ce1">
            <text:p>CRUZ DE LORENA UTE</text:p>
          </table:table-cell>
          <table:table-cell office:value-type="date" office:date-value="2020-10-23T00:00:00" table:style-name="ce3">
            <text:p>2020-10-23</text:p>
          </table:table-cell>
          <table:table-cell office:value-type="date" office:date-value="2020-10-23T00:00:00" table:style-name="ce3">
            <text:p>2020-10-2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3 - Parte activa para secc. SLA-2 36 KV - 630 A</text:p>
            <text:p>25 - Aisladores TR-210</text:p>
          </table:table-cell>
          <table:table-cell office:value-type="string" table:style-name="ce1">
            <text:p>2 - Caja de comando CE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02" table:style-name="ce1">
            <text:p>5802</text:p>
          </table:table-cell>
          <table:table-cell office:value-type="float" office:value="11052" table:style-name="ce1">
            <text:p>11052</text:p>
          </table:table-cell>
          <table:table-cell office:value-type="string" table:style-name="ce1">
            <text:p>EDELAR S.A</text:p>
          </table:table-cell>
          <table:table-cell office:value-type="date" office:date-value="2020-10-22T00:00:00" table:style-name="ce3">
            <text:p>2020-10-22</text:p>
          </table:table-cell>
          <table:table-cell office:value-type="date" office:date-value="2021-02-20T00:00:00" table:style-name="ce3">
            <text:p>2021-02-2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2">
            <text:p>1 SLAT3C C/PAT1Rot.145KV 800A<text:s/></text:p>
            <text:p>COMANDO LM-Tm</text:p>
          </table:table-cell>
          <table:table-cell office:value-type="string" table:style-name="ce2">
            <text:p>Nota: la OP tiene multa por atraso</text:p>
            <text:p>Cot. 24356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03" table:style-name="ce1">
            <text:p>5803</text:p>
          </table:table-cell>
          <table:table-cell office:value-type="float" office:value="20016" table:style-name="ce1">
            <text:p>20016</text:p>
          </table:table-cell>
          <table:table-cell office:value-type="string" table:style-name="ce1">
            <text:p>G.P. SERVICIOS PETROLEROS SA</text:p>
          </table:table-cell>
          <table:table-cell office:value-type="date" office:date-value="2020-10-23T00:00:00" table:style-name="ce3">
            <text:p>2020-10-23</text:p>
          </table:table-cell>
          <table:table-cell office:value-type="date" office:date-value="2021-01-11T00:00:00" table:style-name="ce3">
            <text:p>2021-01-1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6 Secc a Giro 36kV - 630A</text:p>
            <text:p>1 Secc Bajo Carga ext 33kV 630A Comando PL</text:p>
          </table:table-cell>
          <table:table-cell office:value-type="string" table:style-name="ce1">
            <text:p>Cot. 24830-1 RI Opcion 2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04" table:style-name="ce1">
            <text:p>5804</text:p>
          </table:table-cell>
          <table:table-cell office:value-type="float" office:value="3080031230" table:style-name="ce1">
            <text:p>3080031230</text:p>
          </table:table-cell>
          <table:table-cell office:value-type="string" table:style-name="ce1">
            <text:p>CENTRAL PUERTO S.A.</text:p>
          </table:table-cell>
          <table:table-cell office:value-type="date" office:date-value="2020-10-26T00:00:00" table:style-name="ce3">
            <text:p>2020-10-26</text:p>
          </table:table-cell>
          <table:table-cell office:value-type="date" office:date-value="2020-11-15T00:00:00" table:style-name="ce3">
            <text:p>2020-11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2">
            <text:p>1 SERVICIO de reemplazo de motorreductor</text:p>
            <text:p>en caja de comando</text:p>
          </table:table-cell>
          <table:table-cell office:value-type="string" table:style-name="ce2">
            <text:p>Incluye materiales y mano de obra</text:p>
            <text:p>de las tareas a realizarse en Central Puerto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05" table:style-name="ce1">
            <text:p>5805</text:p>
          </table:table-cell>
          <table:table-cell office:value-type="float" office:value="8663" table:style-name="ce1">
            <text:p>8663</text:p>
          </table:table-cell>
          <table:table-cell office:value-type="string" table:style-name="ce1">
            <text:p>MONTELECTRO S.A.</text:p>
          </table:table-cell>
          <table:table-cell office:value-type="date" office:date-value="2020-10-28T00:00:00" table:style-name="ce3">
            <text:p>2020-10-28</text:p>
          </table:table-cell>
          <table:table-cell office:value-type="date" office:date-value="2020-10-29T00:00:00" table:style-name="ce3">
            <text:p>2020-10-2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9 Aislador Soporte PORCELANA 145 KV</text:p>
            <text:p>C6-650</text:p>
          </table:table-cell>
          <table:table-cell table:style-name="ce1"/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06" table:style-name="ce1">
            <text:p>5806</text:p>
          </table:table-cell>
          <table:table-cell office:value-type="float" office:value="4000087465" table:style-name="ce1">
            <text:p>4000087465</text:p>
          </table:table-cell>
          <table:table-cell office:value-type="string" table:style-name="ce1">
            <text:p>YPF SOCIEDAD ANONIMA</text:p>
          </table:table-cell>
          <table:table-cell office:value-type="date" office:date-value="2020-10-27T00:00:00" table:style-name="ce3">
            <text:p>2020-10-27</text:p>
          </table:table-cell>
          <table:table-cell office:value-type="date" office:date-value="2021-03-01T00:00:00" table:style-name="ce3">
            <text:p>2021-03-01</text:p>
          </table:table-cell>
          <table:table-cell office:value-type="string" table:style-name="ce1">
            <text:p>Tel.: 0810-333-9681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2 SLA 3C 72,5 kV 630 A MH</text:p>
          </table:table-cell>
          <table:table-cell office:value-type="string" table:style-name="ce1">
            <text:p>2 SLA 3C 72,5 kV 630 A MH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07" table:style-name="ce1">
            <text:p>5807</text:p>
          </table:table-cell>
          <table:table-cell office:value-type="string" table:style-name="ce1">
            <text:p>01-11294/20</text:p>
          </table:table-cell>
          <table:table-cell office:value-type="string" table:style-name="ce1">
            <text:p>NAPAL Y MU¥OZ S.A.</text:p>
          </table:table-cell>
          <table:table-cell office:value-type="date" office:date-value="2020-10-28T00:00:00" table:style-name="ce3">
            <text:p>2020-10-28</text:p>
          </table:table-cell>
          <table:table-cell office:value-type="date" office:date-value="2020-12-28T00:00:00" table:style-name="ce3">
            <text:p>2020-12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Secc.a Giro Ext C/PAT 36 KV 1250A COMANDO LM-Tm</text:p>
            <text:p>1 SECC. UNIP. A GIRO 36 kV 800A</text:p>
          </table:table-cell>
          <table:table-cell office:value-type="string" table:style-name="ce1">
            <text:p>Lote de repuesto para el ITEM 1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08" table:style-name="ce1">
            <text:p>5808</text:p>
          </table:table-cell>
          <table:table-cell office:value-type="float" office:value="7698" table:style-name="ce1">
            <text:p>7698</text:p>
          </table:table-cell>
          <table:table-cell office:value-type="string" table:style-name="ce1">
            <text:p>GINSA SA</text:p>
          </table:table-cell>
          <table:table-cell office:value-type="date" office:date-value="2020-11-02T00:00:00" table:style-name="ce3">
            <text:p>2020-11-02</text:p>
          </table:table-cell>
          <table:table-cell office:value-type="date" office:date-value="2021-02-23T00:00:00" table:style-name="ce3">
            <text:p>2021-02-2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2 Secc. a Cuernos 36 kV 630 A COMANDO LM</text:p>
            <text:p>2 Secc. a Cuernos C/PAT 36 kV 630A COMANDO LM-Tm</text:p>
          </table:table-cell>
          <table:table-cell office:value-type="string" table:style-name="ce2">
            <text:p>3 Secc. Trip. Giro Ap. Vert 36kV630A COMANDO LM</text:p>
            <text:p>3 Secc.a Giro Ext C/PAT 36 KV 630A COMANDO LM-T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09" table:style-name="ce1">
            <text:p>5809</text:p>
          </table:table-cell>
          <table:table-cell table:style-name="ce1"/>
          <table:table-cell office:value-type="string" table:style-name="ce1">
            <text:p>PALACIO ELECTRICO, SRL</text:p>
          </table:table-cell>
          <table:table-cell office:value-type="date" office:date-value="2020-11-04T00:00:00" table:style-name="ce3">
            <text:p>2020-11-04</text:p>
          </table:table-cell>
          <table:table-cell office:value-type="date" office:date-value="2021-01-10T00:00:00" table:style-name="ce3">
            <text:p>2021-01-1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2">
            <text:p>1 SGU DIST 17,5 kV 630 A</text:p>
            <text:p>1 SECC. UNIP. A GIRO 17 kV 1200A</text:p>
          </table:table-cell>
          <table:table-cell office:value-type="string" table:style-name="ce2">
            <text:p>Se realiza la siguiente OP</text:p>
            <text:p>para homologacion al exterior.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10" table:style-name="ce1">
            <text:p>5810</text:p>
          </table:table-cell>
          <table:table-cell office:value-type="float" office:value="1136" table:style-name="ce1">
            <text:p>1136</text:p>
          </table:table-cell>
          <table:table-cell office:value-type="string" table:style-name="ce1">
            <text:p>SISTEM MELESUR ARGENTINA S.A.U</text:p>
          </table:table-cell>
          <table:table-cell office:value-type="date" office:date-value="2020-11-06T00:00:00" table:style-name="ce3">
            <text:p>2020-11-06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SUPERVISION DE MONTAJE DE SECCIONADOR</text:p>
          </table:table-cell>
          <table:table-cell office:value-type="string" table:style-name="ce2">
            <text:p>EL TRABAJO A REALIZAR SE DETALLA EN LA COT 24316-1</text:p>
            <text:p>OP DE REFERENCIA 5181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11" table:style-name="ce1">
            <text:p>5811</text:p>
          </table:table-cell>
          <table:table-cell office:value-type="float" office:value="8667" table:style-name="ce1">
            <text:p>8667</text:p>
          </table:table-cell>
          <table:table-cell office:value-type="string" table:style-name="ce1">
            <text:p>MONTELECTRO S.A.</text:p>
          </table:table-cell>
          <table:table-cell office:value-type="date" office:date-value="2020-11-06T00:00:00" table:style-name="ce3">
            <text:p>2020-11-06</text:p>
          </table:table-cell>
          <table:table-cell office:value-type="date" office:date-value="2020-12-19T00:00:00" table:style-name="ce3">
            <text:p>2020-12-1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SOPORTE P/TRANSFORMADOR DE TENSION 132KV S/P 002.56.C.PL.302</text:p>
            <text:p>1 SOPORTE P/SECCIONADOR DE BARRAS POLOS PARALELOS. S/P 002.56.C.PL.303</text:p>
          </table:table-cell>
          <table:table-cell office:value-type="string" table:style-name="ce1">
            <text:p>NO INCLUYE PERFILES VINCUL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12" table:style-name="ce1">
            <text:p>5812</text:p>
          </table:table-cell>
          <table:table-cell office:value-type="string" table:style-name="ce1">
            <text:p>1-257-2020</text:p>
          </table:table-cell>
          <table:table-cell office:value-type="string" table:style-name="ce1">
            <text:p>TRANSNOA SA</text:p>
          </table:table-cell>
          <table:table-cell office:value-type="date" office:date-value="2020-11-04T00:00:00" table:style-name="ce3">
            <text:p>2020-11-04</text:p>
          </table:table-cell>
          <table:table-cell office:value-type="date" office:date-value="2021-02-19T00:00:00" table:style-name="ce3">
            <text:p>2021-02-1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3 Estructuras tipo RA90-220kV<text:s/></text:p>
            <text:p>3 Estructuras tipo S - 220kV</text:p>
          </table:table-cell>
          <table:table-cell office:value-type="string" table:style-name="ce1">
            <text:p>Cot. 24902-1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13" table:style-name="ce1">
            <text:p>5813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DOSEN SA</text:p>
          </table:table-cell>
          <table:table-cell office:value-type="date" office:date-value="2020-11-06T00:00:00" table:style-name="ce3">
            <text:p>2020-11-06</text:p>
          </table:table-cell>
          <table:table-cell office:value-type="date" office:date-value="2020-11-12T00:00:00" table:style-name="ce3">
            <text:p>2020-11-12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2 DESCARGADOR SOBRETENSION O-ZN Un=30kV, In=5kA</text:p>
          </table:table-cell>
          <table:table-cell office:value-type="string" table:style-name="ce1">
            <text:p>Cot. 24900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14" table:style-name="ce1">
            <text:p>5814</text:p>
          </table:table-cell>
          <table:table-cell office:value-type="float" office:value="8693" table:style-name="ce1">
            <text:p>8693</text:p>
          </table:table-cell>
          <table:table-cell office:value-type="string" table:style-name="ce1">
            <text:p>MONTELECTRO S.A.</text:p>
          </table:table-cell>
          <table:table-cell office:value-type="date" office:date-value="2020-11-06T00:00:00" table:style-name="ce3">
            <text:p>2020-11-06</text:p>
          </table:table-cell>
          <table:table-cell office:value-type="date" office:date-value="2020-11-11T00:00:00" table:style-name="ce3">
            <text:p>2020-11-1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9 BARRA DE CU 100X10X450MM CANTO REDONDEADO</text:p>
            <text:p>CON 8 BULONES M12X45</text:p>
          </table:table-cell>
          <table:table-cell office:value-type="string" table:style-name="ce2">
            <text:p>SEGUN PLANO: 002.51.PL.500 HOJA N§ 7</text:p>
            <text:p>DETALLE A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15" table:style-name="ce1">
            <text:p>5815</text:p>
          </table:table-cell>
          <table:table-cell table:style-name="ce1"/>
          <table:table-cell office:value-type="string" table:style-name="ce1">
            <text:p>STOCK (LAGO)</text:p>
          </table:table-cell>
          <table:table-cell office:value-type="date" office:date-value="2020-11-06T00:00:00" table:style-name="ce3">
            <text:p>2020-11-06</text:p>
          </table:table-cell>
          <table:table-cell office:value-type="date" office:date-value="2020-01-01T00:00:00" table:style-name="ce3">
            <text:p>202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ARMARIO COMPASS UNITRIPOLAR</text:p>
          </table:table-cell>
          <table:table-cell office:value-type="string" table:style-name="ce2">
            <text:p>Se realiazo la OP para adelantar fabricacion.</text:p>
            <text:p>Fue pedido por el area de Celdas y Tabler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16" table:style-name="ce1">
            <text:p>5816</text:p>
          </table:table-cell>
          <table:table-cell office:value-type="float" office:value="4100010863" table:style-name="ce1">
            <text:p>4100010863</text:p>
          </table:table-cell>
          <table:table-cell office:value-type="string" table:style-name="ce1">
            <text:p>EDESUR S A</text:p>
          </table:table-cell>
          <table:table-cell office:value-type="date" office:date-value="2020-11-10T00:00:00" table:style-name="ce3">
            <text:p>2020-11-10</text:p>
          </table:table-cell>
          <table:table-cell office:value-type="date" office:date-value="2020-11-19T00:00:00" table:style-name="ce3">
            <text:p>2020-11-1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2">
            <text:p>2 RELE PARA BOBINA DE 230 Vca</text:p>
            <text:p>2 RELE PARA BOBINA DE 220Vca</text:p>
          </table:table-cell>
          <table:table-cell office:value-type="string" table:style-name="ce2">
            <text:p>2 PULSADORES COMPUESTO POR LO SIGUIENTE:</text:p>
            <text:p>Lenticula, Cuerpo, Contacto Auxiliar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17" table:style-name="ce1">
            <text:p>5817</text:p>
          </table:table-cell>
          <table:table-cell office:value-type="float" office:value="8697" table:style-name="ce1">
            <text:p>8697</text:p>
          </table:table-cell>
          <table:table-cell office:value-type="string" table:style-name="ce1">
            <text:p>MONTELECTRO S.A.</text:p>
          </table:table-cell>
          <table:table-cell office:value-type="date" office:date-value="2020-11-06T00:00:00" table:style-name="ce3">
            <text:p>2020-11-06</text:p>
          </table:table-cell>
          <table:table-cell office:value-type="date" office:date-value="2020-12-19T00:00:00" table:style-name="ce3">
            <text:p>2020-12-1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3 GAB. MEDIDORES DE TRANSFORMADORES Y DISTRIBUIDORES</text:p>
            <text:p>(GM1-GM2-GM3)</text:p>
          </table:table-cell>
          <table:table-cell office:value-type="string" table:style-name="ce1">
            <text:p>SEGéN RI 002.56.Q.RI.004 EO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18" table:style-name="ce1">
            <text:p>5818</text:p>
          </table:table-cell>
          <table:table-cell office:value-type="string" table:style-name="ce1">
            <text:p>2020-2118</text:p>
          </table:table-cell>
          <table:table-cell office:value-type="string" table:style-name="ce1">
            <text:p>ENERGIA DE ENTRE RIOS SOCIEDAD ANONIMA</text:p>
          </table:table-cell>
          <table:table-cell office:value-type="date" office:date-value="2020-11-10T00:00:00" table:style-name="ce3">
            <text:p>2020-11-10</text:p>
          </table:table-cell>
          <table:table-cell office:value-type="date" office:date-value="2021-03-12T00:00:00" table:style-name="ce3">
            <text:p>2021-03-12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SLA-3C-1R S/PAT - 17,5KV-1600A COMANDO LM</text:p>
          </table:table-cell>
          <table:table-cell office:value-type="string" table:style-name="ce1">
            <text:p>Cot. 24909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19" table:style-name="ce1">
            <text:p>5819</text:p>
          </table:table-cell>
          <table:table-cell office:value-type="float" office:value="802458" table:style-name="ce1">
            <text:p>802458</text:p>
          </table:table-cell>
          <table:table-cell office:value-type="string" table:style-name="ce1">
            <text:p>EDENOR</text:p>
          </table:table-cell>
          <table:table-cell office:value-type="date" office:date-value="2020-11-13T00:00:00" table:style-name="ce3">
            <text:p>2020-11-13</text:p>
          </table:table-cell>
          <table:table-cell office:value-type="date" office:date-value="2021-04-15T00:00:00" table:style-name="ce3">
            <text:p>2021-04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2 SLA-2C 245KV 1600A UNITRIPOLAR COMANDO CE Matricula: 19919</text:p>
            <text:p>10 SLAT2C 245KV 1600A UNITRIPOLAR COMANDO CE-Tm</text:p>
            <text:p>Matricula: 19917</text:p>
          </table:table-cell>
          <table:table-cell office:value-type="string" table:style-name="ce2">
            <text:p>18 SLA-2C 245KV 3150A UNITRIPOLAR COMANDO CE Matricula: 19924</text:p>
            <text:p>2 SLAT2C 245KV 3150A UNITRIPOLAR COMANDO CE-Tm Matricula: 19922 + VARI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20" table:style-name="ce1">
            <text:p>5820</text:p>
          </table:table-cell>
          <table:table-cell office:value-type="string" table:style-name="ce1">
            <text:p>100-087-2020</text:p>
          </table:table-cell>
          <table:table-cell office:value-type="string" table:style-name="ce1">
            <text:p>EDENOR</text:p>
          </table:table-cell>
          <table:table-cell office:value-type="date" office:date-value="2020-11-13T00:00:00" table:style-name="ce3">
            <text:p>2020-11-13</text:p>
          </table:table-cell>
          <table:table-cell office:value-type="date" office:date-value="2021-02-15T00:00:00" table:style-name="ce3">
            <text:p>2021-02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3 ESTRUCTURAS SA 3+3<text:s/></text:p>
            <text:p>1 ESTRUCTURAS SA 3</text:p>
          </table:table-cell>
          <table:table-cell office:value-type="string" table:style-name="ce1">
            <text:p>Cot. 24929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21" table:style-name="ce1">
            <text:p>5821</text:p>
          </table:table-cell>
          <table:table-cell office:value-type="float" office:value="8729" table:style-name="ce1">
            <text:p>8729</text:p>
          </table:table-cell>
          <table:table-cell office:value-type="string" table:style-name="ce1">
            <text:p>MONTELECTRO S.A.</text:p>
          </table:table-cell>
          <table:table-cell office:value-type="date" office:date-value="2020-11-13T00:00:00" table:style-name="ce3">
            <text:p>2020-11-13</text:p>
          </table:table-cell>
          <table:table-cell office:value-type="date" office:date-value="2020-01-15T00:00:00" table:style-name="ce3">
            <text:p>2020-01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SLAT-2C C/PAT 145KV-1250A COMANDO CE-Tm</text:p>
            <text:p>1 SLA-2C S/PAT 145KVCOMANDO CE</text:p>
          </table:table-cell>
          <table:table-cell office:value-type="string" table:style-name="ce2">
            <text:p>1 SLA-2C S/PAT 145KV COMANDO CE</text:p>
            <text:p>1 TABLERO DE CDO. Y PROT. DE LINEA 132KV SEGUN RI 002.58.Q.001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22" table:style-name="ce1">
            <text:p>5822</text:p>
          </table:table-cell>
          <table:table-cell office:value-type="float" office:value="8730" table:style-name="ce1">
            <text:p>8730</text:p>
          </table:table-cell>
          <table:table-cell office:value-type="string" table:style-name="ce1">
            <text:p>MONTELECTRO S.A.</text:p>
          </table:table-cell>
          <table:table-cell office:value-type="date" office:date-value="2020-11-13T00:00:00" table:style-name="ce3">
            <text:p>2020-11-13</text:p>
          </table:table-cell>
          <table:table-cell office:value-type="date" office:date-value="2021-01-15T00:00:00" table:style-name="ce3">
            <text:p>2021-01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3 SOPORTE PARA TRAFO DE TENSION 132KV. AISLADOR C4-550.</text:p>
            <text:p>3 SOPORTE PARA DESCARGADOR DE SOBRETENSION 132KV</text:p>
          </table:table-cell>
          <table:table-cell office:value-type="string" table:style-name="ce2">
            <text:p>1 PORTICO SOPORTE DE BARRAS 132KV</text:p>
            <text:p>1 PORTICO SOPORTE DE LINEA 132KV + repuest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23" table:style-name="ce1">
            <text:p>5823</text:p>
          </table:table-cell>
          <table:table-cell office:value-type="float" office:value="4672" table:style-name="ce1">
            <text:p>4672</text:p>
          </table:table-cell>
          <table:table-cell office:value-type="string" table:style-name="ce1">
            <text:p>CENTRALES DE LA COSTA ATLANTICA SA</text:p>
          </table:table-cell>
          <table:table-cell office:value-type="date" office:date-value="2020-11-19T00:00:00" table:style-name="ce3">
            <text:p>2020-11-19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SERVICIO Mantenimiento de Seccionador 132kv</text:p>
          </table:table-cell>
          <table:table-cell office:value-type="string" table:style-name="ce2">
            <text:p>segun Especificaciones Tecnicas</text:p>
            <text:p>N 20737/20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24" table:style-name="ce1">
            <text:p>5824</text:p>
          </table:table-cell>
          <table:table-cell table:style-name="ce1"/>
          <table:table-cell office:value-type="string" table:style-name="ce1">
            <text:p>ROVELLA CARRANZA SA</text:p>
          </table:table-cell>
          <table:table-cell office:value-type="date" office:date-value="2020-11-19T00:00:00" table:style-name="ce3">
            <text:p>2020-11-19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SERVICIO Puesta en servicio de Secc. de 132 kv.</text:p>
          </table:table-cell>
          <table:table-cell office:value-type="string" table:style-name="ce2">
            <text:p>2 seccionadores PP con PAT y</text:p>
            <text:p>3 Seccionadores sin PAT.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25" table:style-name="ce1">
            <text:p>5825</text:p>
          </table:table-cell>
          <table:table-cell office:value-type="float" office:value="4500505146" table:style-name="ce1">
            <text:p>4500505146</text:p>
          </table:table-cell>
          <table:table-cell office:value-type="string" table:style-name="ce1">
            <text:p>TEL 3 S.A.</text:p>
          </table:table-cell>
          <table:table-cell office:value-type="date" office:date-value="2020-11-19T00:00:00" table:style-name="ce3">
            <text:p>2020-11-19</text:p>
          </table:table-cell>
          <table:table-cell office:value-type="date" office:date-value="2020-11-27T00:00:00" table:style-name="ce3">
            <text:p>2020-11-2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2 Barra de comando de secc. FI Longitud 2.5</text:p>
            <text:p>Galvanizado caliente.</text:p>
          </table:table-cell>
          <table:table-cell office:value-type="string" table:style-name="ce2">
            <text:p>2 Barra de comando de secc. PP Longitud 2.5</text:p>
            <text:p>Galvanizado caliente.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26" table:style-name="ce1">
            <text:p>5826</text:p>
          </table:table-cell>
          <table:table-cell office:value-type="string" table:style-name="ce1">
            <text:p>0520-003359</text:p>
          </table:table-cell>
          <table:table-cell office:value-type="string" table:style-name="ce1">
            <text:p>B. P. S.A.</text:p>
          </table:table-cell>
          <table:table-cell office:value-type="date" office:date-value="2020-11-18T00:00:00" table:style-name="ce3">
            <text:p>2020-11-18</text:p>
          </table:table-cell>
          <table:table-cell office:value-type="date" office:date-value="2020-12-18T00:00:00" table:style-name="ce3">
            <text:p>2020-12-1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LVP AN 17.5KV 630A 16KA 95KV</text:p>
          </table:table-cell>
          <table:table-cell office:value-type="string" table:style-name="ce1">
            <text:p>Cot. 24655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27" table:style-name="ce1">
            <text:p>5827</text:p>
          </table:table-cell>
          <table:table-cell office:value-type="float" office:value="4600000307" table:style-name="ce1">
            <text:p>4600000307</text:p>
          </table:table-cell>
          <table:table-cell office:value-type="string" table:style-name="ce1">
            <text:p>DIRECCION PROVINCIAL DE ENERGIA DE CORRIENTES</text:p>
          </table:table-cell>
          <table:table-cell office:value-type="date" office:date-value="2020-11-20T00:00:00" table:style-name="ce3">
            <text:p>2020-11-20</text:p>
          </table:table-cell>
          <table:table-cell office:value-type="date" office:date-value="2021-03-12T00:00:00" table:style-name="ce3">
            <text:p>2021-03-12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2">
            <text:p>1 SLAT2C- C/PAT - 13,2KV-1250A COMANDO LM</text:p>
            <text:p>1 Secc. Trip. Giro Ap. Vert 17kV 800A COMANDO LM</text:p>
          </table:table-cell>
          <table:table-cell office:value-type="string" table:style-name="ce1">
            <text:p>2 Secc. Trip. Giro Ap. Vert 17kV630A COMANDO L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28" table:style-name="ce1">
            <text:p>5828</text:p>
          </table:table-cell>
          <table:table-cell office:value-type="float" office:value="4500001186" table:style-name="ce1">
            <text:p>4500001186</text:p>
          </table:table-cell>
          <table:table-cell office:value-type="string" table:style-name="ce1">
            <text:p>DISTROCUYO S A</text:p>
          </table:table-cell>
          <table:table-cell office:value-type="date" office:date-value="2020-11-24T00:00:00" table:style-name="ce3">
            <text:p>2020-11-24</text:p>
          </table:table-cell>
          <table:table-cell office:value-type="date" office:date-value="2021-04-20T00:00:00" table:style-name="ce3">
            <text:p>2021-04-2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1 SLA 2Col.S/PAT1Rot. 33KV 630A COMANDO CE</text:p>
            <text:p>1 <text:s/>SLA 2Col.C/PAT1Rot. 33KV 630A COMANDO CE-Tm</text:p>
          </table:table-cell>
          <table:table-cell office:value-type="string" table:style-name="ce2">
            <text:p>13 SLA 2C 13,2 kV 630 A COMANDO CE</text:p>
            <text:p>2 SLAT2C - C/PAT - 13,2KV-630A COMANDO CE-Tm +++ vari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29" table:style-name="ce1">
            <text:p>5829</text:p>
          </table:table-cell>
          <table:table-cell office:value-type="string" table:style-name="ce1">
            <text:p>103 0000 0215</text:p>
          </table:table-cell>
          <table:table-cell office:value-type="string" table:style-name="ce1">
            <text:p>LAMBERT INGENIERIA SA</text:p>
          </table:table-cell>
          <table:table-cell office:value-type="date" office:date-value="2020-11-25T00:00:00" table:style-name="ce3">
            <text:p>2020-11-25</text:p>
          </table:table-cell>
          <table:table-cell office:value-type="date" office:date-value="2021-03-10T00:00:00" table:style-name="ce3">
            <text:p>2021-03-1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2 SLA 2Col.C/PAT1Rot. 33KV 630A COMANDO LM-Tm</text:p>
            <text:p>3 SLA 2Col.S/PAT1Rot. 33KV 630A COMANDO LM</text:p>
          </table:table-cell>
          <table:table-cell office:value-type="string" table:style-name="ce2">
            <text:p>2 SLA 2C 13,2 kV 800 A COMANDO LM</text:p>
            <text:p>2 SLAT2C - C/PAT - 13,2KV-630A COMANDO LM-T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30" table:style-name="ce1">
            <text:p>583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BAUZA INGENIERIA SRL</text:p>
          </table:table-cell>
          <table:table-cell office:value-type="date" office:date-value="2020-11-25T00:00:00" table:style-name="ce3">
            <text:p>2020-11-25</text:p>
          </table:table-cell>
          <table:table-cell office:value-type="date" office:date-value="2021-02-09T00:00:00" table:style-name="ce3">
            <text:p>2021-02-0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Secc B. Carga ext 13,2kV 630A COMANDO PL</text:p>
            <text:p>3 Secc Bajo Carga ext 33kV 630A COMANDO PL</text:p>
          </table:table-cell>
          <table:table-cell office:value-type="string" table:style-name="ce1">
            <text:p>Cot. 24812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31" table:style-name="ce1">
            <text:p>5831</text:p>
          </table:table-cell>
          <table:table-cell office:value-type="float" office:value="4100010953" table:style-name="ce1">
            <text:p>4100010953</text:p>
          </table:table-cell>
          <table:table-cell office:value-type="string" table:style-name="ce1">
            <text:p>EDESUR S A</text:p>
          </table:table-cell>
          <table:table-cell office:value-type="date" office:date-value="2020-11-27T00:00:00" table:style-name="ce3">
            <text:p>2020-11-27</text:p>
          </table:table-cell>
          <table:table-cell office:value-type="date" office:date-value="2021-01-04T00:00:00" table:style-name="ce3">
            <text:p>2021-01-0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50 TOBERA COMPLETA</text:p>
            <text:p>30 PUNTAL</text:p>
          </table:table-cell>
          <table:table-cell office:value-type="string" table:style-name="ce2">
            <text:p>30 APRIETA PUNTAL</text:p>
            <text:p>30 BIELA DE BRAZOS ++ vari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32" table:style-name="ce1">
            <text:p>5832</text:p>
          </table:table-cell>
          <table:table-cell office:value-type="float" office:value="4500630228" table:style-name="ce1">
            <text:p>4500630228</text:p>
          </table:table-cell>
          <table:table-cell office:value-type="string" table:style-name="ce1">
            <text:p>SIEMENS MOBILITY SPA</text:p>
          </table:table-cell>
          <table:table-cell office:value-type="date" office:date-value="2020-11-30T00:00:00" table:style-name="ce3">
            <text:p>2020-11-30</text:p>
          </table:table-cell>
          <table:table-cell office:value-type="date" office:date-value="2021-04-23T00:00:00" table:style-name="ce3">
            <text:p>2021-04-2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3 Secc. Trip. Giro Ap. Vert 52kV600A COMANDO CE</text:p>
          </table:table-cell>
          <table:table-cell office:value-type="string" table:style-name="ce1">
            <text:p>Cot. 24742-1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33" table:style-name="ce1">
            <text:p>5833</text:p>
          </table:table-cell>
          <table:table-cell table:style-name="ce1"/>
          <table:table-cell office:value-type="string" table:style-name="ce1">
            <text:p>COOPERATIVA DE PROVISION DE ELECTRICIDAD</text:p>
          </table:table-cell>
          <table:table-cell office:value-type="date" office:date-value="2020-12-04T00:00:00" table:style-name="ce3">
            <text:p>2020-12-04</text:p>
          </table:table-cell>
          <table:table-cell office:value-type="date" office:date-value="2021-03-04T00:00:00" table:style-name="ce3">
            <text:p>2021-03-0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Secc Bajo Carga ext 33kV 630A COMANDO PL</text:p>
            <text:p>1 Secc BC c/PAT 33kV 630A COMANDO PL</text:p>
          </table:table-cell>
          <table:table-cell office:value-type="string" table:style-name="ce1">
            <text:p>3 Secc Bajo Carga ext 17kV 630A COMANDO PL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34" table:style-name="ce1">
            <text:p>5834</text:p>
          </table:table-cell>
          <table:table-cell office:value-type="string" table:style-name="ce1">
            <text:p>5375-20</text:p>
          </table:table-cell>
          <table:table-cell office:value-type="string" table:style-name="ce1">
            <text:p>THOMAS ELECTRICAL SALES CORP</text:p>
          </table:table-cell>
          <table:table-cell office:value-type="date" office:date-value="2020-12-09T00:00:00" table:style-name="ce3">
            <text:p>2020-12-09</text:p>
          </table:table-cell>
          <table:table-cell office:value-type="date" office:date-value="2021-04-04T00:00:00" table:style-name="ce3">
            <text:p>2021-04-0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3 SLAT3C C/PAT 72,5 kV 1600A COMANDO PL</text:p>
            <text:p>4 SLA-3C - 72,5 kV 1600A COMANDO PL</text:p>
          </table:table-cell>
          <table:table-cell office:value-type="string" table:style-name="ce1">
            <text:p>1 Inspeccion a realizar por tercer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35" table:style-name="ce1">
            <text:p>5835</text:p>
          </table:table-cell>
          <table:table-cell office:value-type="float" office:value="4600000311" table:style-name="ce1">
            <text:p>4600000311</text:p>
          </table:table-cell>
          <table:table-cell office:value-type="string" table:style-name="ce1">
            <text:p>DIRECCION PROVINCIAL DE ENERGIA DE CORRIENTES</text:p>
          </table:table-cell>
          <table:table-cell office:value-type="date" office:date-value="2020-12-09T00:00:00" table:style-name="ce3">
            <text:p>2020-12-09</text:p>
          </table:table-cell>
          <table:table-cell office:value-type="date" office:date-value="2021-04-09T00:00:00" table:style-name="ce3">
            <text:p>2021-04-0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2">
            <text:p>1 Secc. a Giro Ext 3Polos 36KV 800A COMANDO LM- Tm</text:p>
            <text:p>1 Secc. a Giro Ext 3Pol os 36KV 800A COMANDO LM</text:p>
          </table:table-cell>
          <table:table-cell office:value-type="string" table:style-name="ce2">
            <text:p>4 Secc. Trip. Giro Ap. Ver t 36kV630A COMANDO LM</text:p>
            <text:p>4 Secc. a Giro Ext 3Pol os 36KV 630A COMANDO LM +++ VARI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36" table:style-name="ce1">
            <text:p>5836</text:p>
          </table:table-cell>
          <table:table-cell office:value-type="float" office:value="103757" table:style-name="ce1">
            <text:p>103757</text:p>
          </table:table-cell>
          <table:table-cell office:value-type="string" table:style-name="ce1">
            <text:p>EMPRESA DISTRIBUIDORA Y COMERCIALIZADOR</text:p>
          </table:table-cell>
          <table:table-cell office:value-type="date" office:date-value="2020-12-11T00:00:00" table:style-name="ce3">
            <text:p>2020-12-11</text:p>
          </table:table-cell>
          <table:table-cell office:value-type="date" office:date-value="2021-02-26T00:00:00" table:style-name="ce3">
            <text:p>2021-02-2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2">
            <text:p>2 Parte activa tripolar para un seccionador de</text:p>
            <text:p>3 columnas 145 kv - 1600A</text:p>
          </table:table-cell>
          <table:table-cell office:value-type="string" table:style-name="ce1">
            <text:p>Cot. 24892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37" table:style-name="ce1">
            <text:p>583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GIECO INGENIERIA Y CONSTRUCCIONES</text:p>
          </table:table-cell>
          <table:table-cell office:value-type="date" office:date-value="2020-12-14T00:00:00" table:style-name="ce3">
            <text:p>2020-12-14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Supervision de montaje y puesta</text:p>
            <text:p>en servicio de 3 secc. 132 kv</text:p>
          </table:table-cell>
          <table:table-cell office:value-type="string" table:style-name="ce1">
            <text:p>Ubicados: ET Pilar - EPEC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38" table:style-name="ce1">
            <text:p>5838</text:p>
          </table:table-cell>
          <table:table-cell office:value-type="float" office:value="112874" table:style-name="ce1">
            <text:p>112874</text:p>
          </table:table-cell>
          <table:table-cell office:value-type="string" table:style-name="ce1">
            <text:p>EMPRESA DISTRIBUIDORA LA PLATA SOCIEDAD</text:p>
          </table:table-cell>
          <table:table-cell office:value-type="date" office:date-value="2020-12-14T00:00:00" table:style-name="ce3">
            <text:p>2020-12-14</text:p>
          </table:table-cell>
          <table:table-cell office:value-type="date" office:date-value="2021-02-12T00:00:00" table:style-name="ce3">
            <text:p>2021-02-12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2">
            <text:p>1 LVPIVN 17.5 400A 16KA<text:s/></text:p>
            <text:p>1 CDO ROTATIVO SIN PAT</text:p>
          </table:table-cell>
          <table:table-cell office:value-type="string" table:style-name="ce2">
            <text:p>Cot. 24838-1 AM</text:p>
            <text:p>OC 112874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39" table:style-name="ce1">
            <text:p>5839</text:p>
          </table:table-cell>
          <table:table-cell office:value-type="float" office:value="9900049933" table:style-name="ce1">
            <text:p>9900049933</text:p>
          </table:table-cell>
          <table:table-cell office:value-type="string" table:style-name="ce1">
            <text:p>EMPRESA DISTRIBUIDORA LA PLATA SOCIEDAD</text:p>
          </table:table-cell>
          <table:table-cell office:value-type="date" office:date-value="2020-12-14T00:00:00" table:style-name="ce3">
            <text:p>2020-12-14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2">
            <text:p>1 Supervision de montaje</text:p>
            <text:p>y ensayos para puesta en Servicio</text:p>
          </table:table-cell>
          <table:table-cell office:value-type="string" table:style-name="ce1">
            <text:p>Cot. 24838-1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40" table:style-name="ce1">
            <text:p>5840</text:p>
          </table:table-cell>
          <table:table-cell office:value-type="string" table:style-name="ce1">
            <text:p>1-299-2020</text:p>
          </table:table-cell>
          <table:table-cell office:value-type="string" table:style-name="ce1">
            <text:p>TRANSNOA SA</text:p>
          </table:table-cell>
          <table:table-cell office:value-type="date" office:date-value="2020-12-14T00:00:00" table:style-name="ce3">
            <text:p>2020-12-14</text:p>
          </table:table-cell>
          <table:table-cell office:value-type="date" office:date-value="2021-01-15T00:00:00" table:style-name="ce3">
            <text:p>2021-01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4 Molde Metalico Diam. Inf. 950</text:p>
            <text:p>Diametro exterior 1050 Altura 3000</text:p>
            <text:p>Chapa LC N§ 12</text:p>
          </table:table-cell>
          <table:table-cell office:value-type="string" table:style-name="ce1">
            <text:p>Cot. 24970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41" table:style-name="ce1">
            <text:p>5841</text:p>
          </table:table-cell>
          <table:table-cell office:value-type="float" office:value="79727" table:style-name="ce1">
            <text:p>79727</text:p>
          </table:table-cell>
          <table:table-cell office:value-type="string" table:style-name="ce1">
            <text:p>SINOPEC ARGENTINA EXPLORATION AND PRODUCTION</text:p>
          </table:table-cell>
          <table:table-cell office:value-type="date" office:date-value="2020-12-15T00:00:00" table:style-name="ce3">
            <text:p>2020-12-15</text:p>
          </table:table-cell>
          <table:table-cell office:value-type="date" office:date-value="2021-03-15T00:00:00" table:style-name="ce3">
            <text:p>2021-03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1 Secc B. Carga ext 13,2kV 630A COMANDO PL</text:p>
          </table:table-cell>
          <table:table-cell office:value-type="string" table:style-name="ce1">
            <text:p>Cot. 24961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42" table:style-name="ce1">
            <text:p>5842</text:p>
          </table:table-cell>
          <table:table-cell office:value-type="float" office:value="8842" table:style-name="ce1">
            <text:p>8842</text:p>
          </table:table-cell>
          <table:table-cell office:value-type="string" table:style-name="ce1">
            <text:p>MONTELECTRO S.A.</text:p>
          </table:table-cell>
          <table:table-cell office:value-type="date" office:date-value="2020-12-16T00:00:00" table:style-name="ce3">
            <text:p>2020-12-16</text:p>
          </table:table-cell>
          <table:table-cell office:value-type="date" office:date-value="2021-02-10T00:00:00" table:style-name="ce3">
            <text:p>2021-02-1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243 PERF. METALICOS DE APOYO PARA SECC. DE BARRA 132KV</text:p>
            <text:p>342 PERF. METALICOS DE APOYO SECC. DE TRANSFERENCIA 132KV</text:p>
          </table:table-cell>
          <table:table-cell office:value-type="string" table:style-name="ce2">
            <text:p>243 PERF. METALICOS DE APOYO PARA SECC DE LINEA 132KV</text:p>
            <text:p>168 PERF. METALICOS DE APOYO PARA TI/TV 132KV CON SOPORTE +<text:s/></text:p>
            <text:p>DE CA¥O S. PLANO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43" table:style-name="ce1">
            <text:p>5843</text:p>
          </table:table-cell>
          <table:table-cell table:style-name="ce1"/>
          <table:table-cell office:value-type="string" table:style-name="ce1">
            <text:p>SECRETARIA DE ENERGIA</text:p>
          </table:table-cell>
          <table:table-cell office:value-type="date" office:date-value="2020-12-28T00:00:00" table:style-name="ce3">
            <text:p>2020-12-28</text:p>
          </table:table-cell>
          <table:table-cell office:value-type="date" office:date-value="2021-08-02T00:00:00" table:style-name="ce3">
            <text:p>2021-08-02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2">
            <text:p>1 SLA 3C 13,2 KV 2000 A COMANDO CE</text:p>
            <text:p>1 SLA 3 Col 36 kV 800 A COMANDO CE</text:p>
          </table:table-cell>
          <table:table-cell office:value-type="string" table:style-name="ce2">
            <text:p>1 SLA 3C S/PAT1Rot.145KV 800A COMANDO CE</text:p>
            <text:p>1 SLAT3C C/PAT1Rot.145KV 800A COMANDO CE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44" table:style-name="ce1">
            <text:p>5844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DOSEN SA</text:p>
          </table:table-cell>
          <table:table-cell office:value-type="date" office:date-value="2020-12-18T00:00:00" table:style-name="ce3">
            <text:p>2020-12-18</text:p>
          </table:table-cell>
          <table:table-cell office:value-type="date" office:date-value="2021-01-20T00:00:00" table:style-name="ce3">
            <text:p>2021-01-2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400 BASES UAC-35 plano D004MDS1005C</text:p>
          </table:table-cell>
          <table:table-cell office:value-type="string" table:style-name="ce1">
            <text:p>Cot. 24956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45" table:style-name="ce1">
            <text:p>5845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DOSEN SA</text:p>
          </table:table-cell>
          <table:table-cell office:value-type="date" office:date-value="2020-12-18T00:00:00" table:style-name="ce3">
            <text:p>2020-12-18</text:p>
          </table:table-cell>
          <table:table-cell office:value-type="date" office:date-value="2021-01-28T00:00:00" table:style-name="ce3">
            <text:p>2021-01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600 BUJE SEPARADOR plano D004MDS1009A</text:p>
            <text:p>400 CUCHILLA 15 KV plano D004MDS1006A</text:p>
          </table:table-cell>
          <table:table-cell office:value-type="string" table:style-name="ce2">
            <text:p>800 CUCHILLA 35 KV plano D004MDS1006A</text:p>
            <text:p>(sin mat., solamente se hace el tratamiento de PLATEADO)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46" table:style-name="ce1">
            <text:p>5846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DOSEN SA</text:p>
          </table:table-cell>
          <table:table-cell office:value-type="date" office:date-value="2020-12-18T00:00:00" table:style-name="ce3">
            <text:p>2020-12-18</text:p>
          </table:table-cell>
          <table:table-cell office:value-type="date" office:date-value="2021-01-21T00:00:00" table:style-name="ce3">
            <text:p>2021-01-2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600 CHAPA IDENTIFICATORIA UAC plano D005MDS1001A 5KA</text:p>
            <text:p>200 REPUESTOS BASES UAC-15 plano D004MDS1004CB</text:p>
          </table:table-cell>
          <table:table-cell office:value-type="string" table:style-name="ce2">
            <text:p>600 ABRAZADERA CRUCETA plano D004MDS1002A</text:p>
            <text:p>1500 CHAPA IDENTIFICATORI plano D004MDS1002A +1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47" table:style-name="ce1">
            <text:p>5847</text:p>
          </table:table-cell>
          <table:table-cell office:value-type="string" table:style-name="ce1">
            <text:p>3-136-2020</text:p>
          </table:table-cell>
          <table:table-cell office:value-type="string" table:style-name="ce1">
            <text:p>TRANSNEA S.A.</text:p>
          </table:table-cell>
          <table:table-cell office:value-type="date" office:date-value="2020-12-30T00:00:00" table:style-name="ce3">
            <text:p>2020-12-30</text:p>
          </table:table-cell>
          <table:table-cell office:value-type="date" office:date-value="2021-01-20T00:00:00" table:style-name="ce3">
            <text:p>2021-01-2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000 CHAPA DE PROTECCION GALVANIZADAS<text:s/></text:p>
            <text:p>EN CALIENTE: 4mm</text:p>
          </table:table-cell>
          <table:table-cell office:value-type="string" table:style-name="ce1">
            <text:p>Cot. 2499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48" table:style-name="ce1">
            <text:p>5848</text:p>
          </table:table-cell>
          <table:table-cell office:value-type="float" office:value="1687" table:style-name="ce1">
            <text:p>1687</text:p>
          </table:table-cell>
          <table:table-cell office:value-type="string" table:style-name="ce1">
            <text:p>COOPERATIVA LIMITADA DE PROVISION DE SERVICIOS</text:p>
          </table:table-cell>
          <table:table-cell office:value-type="date" office:date-value="2020-12-31T00:00:00" table:style-name="ce3">
            <text:p>2020-12-31</text:p>
          </table:table-cell>
          <table:table-cell office:value-type="date" office:date-value="2021-06-20T00:00:00" table:style-name="ce3">
            <text:p>2021-06-2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0 SLA-2C 145KV-1250A - BORN ALUM COMANDO CE</text:p>
            <text:p>1 SLA-2B-36kV-800A COMANDO CE</text:p>
          </table:table-cell>
          <table:table-cell office:value-type="string" table:style-name="ce1">
            <text:p>1 SLA-2B-36KV-1600A COMANDO CE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49" table:style-name="ce1">
            <text:p>5849</text:p>
          </table:table-cell>
          <table:table-cell office:value-type="float" office:value="8826" table:style-name="ce1">
            <text:p>8826</text:p>
          </table:table-cell>
          <table:table-cell office:value-type="string" table:style-name="ce1">
            <text:p>MONTELECTRO S.A.</text:p>
          </table:table-cell>
          <table:table-cell office:value-type="date" office:date-value="2020-12-10T00:00:00" table:style-name="ce3">
            <text:p>2020-12-10</text:p>
          </table:table-cell>
          <table:table-cell office:value-type="date" office:date-value="2021-02-04T00:00:00" table:style-name="ce3">
            <text:p>2021-02-0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6 BARRA DE CU 100X10X180MM<text:s/></text:p>
            <text:p>6 BARRA DE CU 40X10X680MM</text:p>
          </table:table-cell>
          <table:table-cell office:value-type="string" table:style-name="ce2">
            <text:p>6 BARRA DE CU 100X10X310MM<text:s/></text:p>
            <text:p>6 BARRA DE CU 100X10X450M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50" table:style-name="ce1">
            <text:p>5850</text:p>
          </table:table-cell>
          <table:table-cell office:value-type="float" office:value="7364" table:style-name="ce1">
            <text:p>7364</text:p>
          </table:table-cell>
          <table:table-cell office:value-type="string" table:style-name="ce1">
            <text:p>LUZCART S.R.L.</text:p>
          </table:table-cell>
          <table:table-cell office:value-type="date" office:date-value="2020-12-31T00:00:00" table:style-name="ce3">
            <text:p>2020-12-31</text:p>
          </table:table-cell>
          <table:table-cell office:value-type="date" office:date-value="2021-03-05T00:00:00" table:style-name="ce3">
            <text:p>2021-03-0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2">
            <text:p>5 Secc Bajo Carga ext 17kV 630A COMANDO PL</text:p>
            <text:p>6 Secc Bajo Carga ext 17kV 630A COMANDO PL</text:p>
          </table:table-cell>
          <table:table-cell office:value-type="string" table:style-name="ce1">
            <text:p>Cot. 24863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51" table:style-name="ce1">
            <text:p>5851</text:p>
          </table:table-cell>
          <table:table-cell office:value-type="float" office:value="88567" table:style-name="ce1">
            <text:p>88567</text:p>
          </table:table-cell>
          <table:table-cell office:value-type="string" table:style-name="ce1">
            <text:p>PROYECCION ELECTROLUZ SRL</text:p>
          </table:table-cell>
          <table:table-cell office:value-type="date" office:date-value="2021-01-07T00:00:00" table:style-name="ce3">
            <text:p>2021-01-07</text:p>
          </table:table-cell>
          <table:table-cell office:value-type="date" office:date-value="2021-03-29T00:00:00" table:style-name="ce3">
            <text:p>2021-03-2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4 Secc Bajo Carga ext 33kV 630A COMANDO PL</text:p>
            <text:p>4 Secc. a Cuernos Ext 17,5 kV 630A COMANDO PL</text:p>
          </table:table-cell>
          <table:table-cell office:value-type="string" table:style-name="ce1">
            <text:p>Cot. 24804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52" table:style-name="ce1">
            <text:p>58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NERGIA DE ENTRE RIOS SOCIEDAD ANONIMA (</text:p>
          </table:table-cell>
          <table:table-cell office:value-type="date" office:date-value="2021-01-06T00:00:00" table:style-name="ce3">
            <text:p>2021-01-06</text:p>
          </table:table-cell>
          <table:table-cell office:value-type="date" office:date-value="2021-05-10T00:00:00" table:style-name="ce3">
            <text:p>2021-05-1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2 Secc. a Cuernos C/PAT 36 kV 630A COMANDO LM-Tm</text:p>
            <text:p>2 Secc. a Cuernos 36 kV 630 A COMANDO LM</text:p>
          </table:table-cell>
          <table:table-cell office:value-type="string" table:style-name="ce2">
            <text:p>1 Secc. a Cuernos Ext 17,5 kV 630A COMANDO LM</text:p>
            <text:p>6 Secc. a Cuernos Ext 17,5 kV 630A COMANDO PL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53" table:style-name="ce1">
            <text:p>5853</text:p>
          </table:table-cell>
          <table:table-cell office:value-type="float" office:value="4600000315" table:style-name="ce1">
            <text:p>4600000315</text:p>
          </table:table-cell>
          <table:table-cell office:value-type="string" table:style-name="ce1">
            <text:p>DIRECCION PROVINCIAL DE ENERGIA DE CORRIENTES</text:p>
          </table:table-cell>
          <table:table-cell office:value-type="date" office:date-value="2021-01-08T00:00:00" table:style-name="ce3">
            <text:p>2021-01-08</text:p>
          </table:table-cell>
          <table:table-cell office:value-type="date" office:date-value="2021-06-25T00:00:00" table:style-name="ce3">
            <text:p>2021-06-2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TABLERO DE SERVICIO AUXILIAR DE CC Y CA</text:p>
            <text:p>1 TABLERO DE PROTECCION Y MEDICION 33 KV.</text:p>
          </table:table-cell>
          <table:table-cell office:value-type="string" table:style-name="ce2">
            <text:p>2 TABLERO DE PROTECCION Y MEDICION DE TRANSFORMADOR.</text:p>
            <text:p>1 TABLERO DE COMANDO Y COMUNICACIàN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54" table:style-name="ce1">
            <text:p>5854</text:p>
          </table:table-cell>
          <table:table-cell office:value-type="float" office:value="4000002878" table:style-name="ce1">
            <text:p>4000002878</text:p>
          </table:table-cell>
          <table:table-cell office:value-type="string" table:style-name="ce1">
            <text:p>YPF ENERGIA ELECTRICA S.A.</text:p>
          </table:table-cell>
          <table:table-cell office:value-type="date" office:date-value="2021-01-11T00:00:00" table:style-name="ce3">
            <text:p>2021-01-11</text:p>
          </table:table-cell>
          <table:table-cell office:value-type="date" office:date-value="2021-01-18T00:00:00" table:style-name="ce3">
            <text:p>2021-01-1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Sup. de montaje, ajustey puesta en marcha en obra de</text:p>
            <text:p>3 (tres) seccionadores de 132 kV</text:p>
          </table:table-cell>
          <table:table-cell office:value-type="string" table:style-name="ce1">
            <text:p>En Parque E¢lico Los Ter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55" table:style-name="ce1">
            <text:p>5855</text:p>
          </table:table-cell>
          <table:table-cell office:value-type="float" office:value="8235" table:style-name="ce1">
            <text:p>8235</text:p>
          </table:table-cell>
          <table:table-cell office:value-type="string" table:style-name="ce1">
            <text:p>MAPER S.A.</text:p>
          </table:table-cell>
          <table:table-cell office:value-type="date" office:date-value="2021-01-13T00:00:00" table:style-name="ce3">
            <text:p>2021-01-13</text:p>
          </table:table-cell>
          <table:table-cell office:value-type="date" office:date-value="2021-01-14T00:00:00" table:style-name="ce3">
            <text:p>2021-01-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2">
            <text:p>Borne de giro cilindrico, de  30 mm x 155 mm, para secc.</text:p>
            <text:p>SLAT2C5206 de la OT 2785. Incluye arandela seeger para su fijaci¢n.</text:p>
          </table:table-cell>
          <table:table-cell office:value-type="string" table:style-name="ce2">
            <text:p>Antioqu¡a Colombia. FLETE INTERNACIONAL<text:s/></text:p>
            <text:p>El env¡o se realizar  a traves de la empresa DHL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56" table:style-name="ce1">
            <text:p>5856</text:p>
          </table:table-cell>
          <table:table-cell office:value-type="string" table:style-name="ce1">
            <text:p>3-007-2021</text:p>
          </table:table-cell>
          <table:table-cell office:value-type="string" table:style-name="ce1">
            <text:p>TRANSNEA S.A.</text:p>
          </table:table-cell>
          <table:table-cell office:value-type="date" office:date-value="2021-01-14T00:00:00" table:style-name="ce3">
            <text:p>2021-01-14</text:p>
          </table:table-cell>
          <table:table-cell office:value-type="date" office:date-value="2021-02-15T00:00:00" table:style-name="ce3">
            <text:p>2021-02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2">
            <text:p>6 SLA 2Col.S/PAT1Rot. 33KV 800A Comando LM</text:p>
            <text:p>6 SLA 2C 13,2 kV 1600A Comando LM</text:p>
          </table:table-cell>
          <table:table-cell office:value-type="string" table:style-name="ce2">
            <text:p>6 TR-210 + 6 TR-205 +</text:p>
            <text:p>6 C4-550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57" table:style-name="ce1">
            <text:p>5857</text:p>
          </table:table-cell>
          <table:table-cell office:value-type="float" office:value="94627" table:style-name="ce1">
            <text:p>94627</text:p>
          </table:table-cell>
          <table:table-cell office:value-type="string" table:style-name="ce1">
            <text:p>MONTELECNOR S.A.</text:p>
          </table:table-cell>
          <table:table-cell office:value-type="date" office:date-value="2021-01-13T00:00:00" table:style-name="ce3">
            <text:p>2021-01-13</text:p>
          </table:table-cell>
          <table:table-cell office:value-type="date" office:date-value="2021-05-28T00:00:00" table:style-name="ce3">
            <text:p>2021-05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2">
            <text:p>1 SLA 2Col.S/PAT 72KV 1250A Comando CE</text:p>
            <text:p>1 Juego de contactos fijos y m¢viles (parte activa)</text:p>
          </table:table-cell>
          <table:table-cell office:value-type="string" table:style-name="ce2">
            <text:p>1 Caja de Comando CE</text:p>
            <text:p>3 Motor, 3 Bobina de enclavamiento, 3 Contactos auxiliare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58" table:style-name="ce1">
            <text:p>5858</text:p>
          </table:table-cell>
          <table:table-cell office:value-type="string" table:style-name="ce1">
            <text:p>8734-0</text:p>
          </table:table-cell>
          <table:table-cell office:value-type="string" table:style-name="ce1">
            <text:p>PROYECTOS Y OBRAS AMERICANAS S A</text:p>
          </table:table-cell>
          <table:table-cell office:value-type="date" office:date-value="2021-01-15T00:00:00" table:style-name="ce3">
            <text:p>2021-01-15</text:p>
          </table:table-cell>
          <table:table-cell office:value-type="date" office:date-value="2021-06-15T00:00:00" table:style-name="ce3">
            <text:p>2021-06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9 SLA2C S/PAT 145KV 1250A COMANDO CE</text:p>
            <text:p>1 SLA-2C 145KV-1250A COMANDO CE</text:p>
          </table:table-cell>
          <table:table-cell office:value-type="string" table:style-name="ce2">
            <text:p>2 SLAT2C 145KV-1250A COMANDO CE-Tm</text:p>
            <text:p>2 SLA 2A 33kV 800A COMANDO LM ++2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59" table:style-name="ce1">
            <text:p>5859</text:p>
          </table:table-cell>
          <table:table-cell office:value-type="float" office:value="8926" table:style-name="ce1">
            <text:p>8926</text:p>
          </table:table-cell>
          <table:table-cell office:value-type="string" table:style-name="ce1">
            <text:p>MONTELECTRO S.A.</text:p>
          </table:table-cell>
          <table:table-cell office:value-type="date" office:date-value="2021-01-15T00:00:00" table:style-name="ce3">
            <text:p>2021-01-15</text:p>
          </table:table-cell>
          <table:table-cell office:value-type="date" office:date-value="2021-02-12T00:00:00" table:style-name="ce3">
            <text:p>2021-02-12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CJA DE CONJUNCION TV 132 KV</text:p>
          </table:table-cell>
          <table:table-cell office:value-type="string" table:style-name="ce2">
            <text:p>450X700X250MM PLANILLA DE ANCLAJE</text:p>
            <text:p>SEGUN PL 002.56.C.PL.302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60" table:style-name="ce1">
            <text:p>5860</text:p>
          </table:table-cell>
          <table:table-cell office:value-type="float" office:value="8946" table:style-name="ce1">
            <text:p>8946</text:p>
          </table:table-cell>
          <table:table-cell office:value-type="string" table:style-name="ce1">
            <text:p>MONTELECTRO S.A.</text:p>
          </table:table-cell>
          <table:table-cell office:value-type="date" office:date-value="2021-01-19T00:00:00" table:style-name="ce3">
            <text:p>2021-01-19</text:p>
          </table:table-cell>
          <table:table-cell office:value-type="date" office:date-value="2021-03-09T00:00:00" table:style-name="ce3">
            <text:p>2021-03-0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3 MONTAJE Y SUMINISTRO DE MATERIALES<text:s/></text:p>
            <text:p>DE BAJA TENSION SEGUN ESPECIFICACION TECNICA</text:p>
          </table:table-cell>
          <table:table-cell office:value-type="string" table:style-name="ce1">
            <text:p>Cot. 25017 M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61" table:style-name="ce1">
            <text:p>5861</text:p>
          </table:table-cell>
          <table:table-cell office:value-type="float" office:value="802458" table:style-name="ce1">
            <text:p>802458</text:p>
          </table:table-cell>
          <table:table-cell office:value-type="string" table:style-name="ce1">
            <text:p>EDENOR</text:p>
          </table:table-cell>
          <table:table-cell office:value-type="date" office:date-value="2021-01-19T00:00:00" table:style-name="ce3">
            <text:p>2021-01-19</text:p>
          </table:table-cell>
          <table:table-cell office:value-type="date" office:date-value="2021-09-17T00:00:00" table:style-name="ce3">
            <text:p>2021-09-1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2 SLAT2C 245 1600 UNITRI COMANDO CE-Tm</text:p>
            <text:p>2 SUPERVISION DE MONTAJE</text:p>
          </table:table-cell>
          <table:table-cell office:value-type="string" table:style-name="ce2">
            <text:p>Toma 7007250</text:p>
            <text:p>es una ampliacion de la OP5819 EDENOR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62" table:style-name="ce1">
            <text:p>5862</text:p>
          </table:table-cell>
          <table:table-cell office:value-type="float" office:value="4500630505" table:style-name="ce1">
            <text:p>4500630505</text:p>
          </table:table-cell>
          <table:table-cell office:value-type="string" table:style-name="ce1">
            <text:p>SIEMENS SOCIEDAD ANONIMA</text:p>
          </table:table-cell>
          <table:table-cell office:value-type="date" office:date-value="2021-01-20T00:00:00" table:style-name="ce3">
            <text:p>2021-01-20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LVPIV AR 36KV 630A 16KA FQ MCAB110Vcc 3NA+3NC</text:p>
          </table:table-cell>
          <table:table-cell office:value-type="string" table:style-name="ce2">
            <text:p>1 CDO ROTATIVO SIN PAT<text:s/></text:p>
            <text:p>INSTALARSE DEL LADO DERECHO DEL SECC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63" table:style-name="ce1">
            <text:p>5863</text:p>
          </table:table-cell>
          <table:table-cell office:value-type="float" office:value="4100011112" table:style-name="ce1">
            <text:p>4100011112</text:p>
          </table:table-cell>
          <table:table-cell office:value-type="string" table:style-name="ce1">
            <text:p>EDESUR S A</text:p>
          </table:table-cell>
          <table:table-cell office:value-type="date" office:date-value="2021-01-20T00:00:00" table:style-name="ce3">
            <text:p>2021-01-20</text:p>
          </table:table-cell>
          <table:table-cell office:value-type="date" office:date-value="2021-02-26T00:00:00" table:style-name="ce3">
            <text:p>2021-02-2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2">
            <text:p>60 Soporte llave conmutadora</text:p>
            <text:p>60 Llave conmutadora de 12 NA + 12 NC</text:p>
          </table:table-cell>
          <table:table-cell office:value-type="string" table:style-name="ce1">
            <text:p>Cot. 25015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64" table:style-name="ce1">
            <text:p>5864</text:p>
          </table:table-cell>
          <table:table-cell table:style-name="ce1"/>
          <table:table-cell office:value-type="string" table:style-name="ce1">
            <text:p>CORPORACION LA UNION S.A</text:p>
          </table:table-cell>
          <table:table-cell office:value-type="date" office:date-value="2021-01-21T00:00:00" table:style-name="ce3">
            <text:p>2021-01-21</text:p>
          </table:table-cell>
          <table:table-cell office:value-type="date" office:date-value="2021-03-30T00:00:00" table:style-name="ce3">
            <text:p>2021-03-3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2">
            <text:p>1 Secc Bajo Carga ext 17kV 630A COMANDO PL</text:p>
            <text:p>3 SGU DIST 17,5 kV 630 A pertiga16 kA/s 110 kV</text:p>
          </table:table-cell>
          <table:table-cell office:value-type="string" table:style-name="ce2">
            <text:p>Cot. 24732 AM</text:p>
            <text:p>Nota de confirmacion OC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65" table:style-name="ce1">
            <text:p>5865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ALUSA ENGENHARIA S.A. MONTELECTRO S.A.</text:p>
          </table:table-cell>
          <table:table-cell office:value-type="date" office:date-value="2021-01-21T00:00:00" table:style-name="ce3">
            <text:p>2021-01-21</text:p>
          </table:table-cell>
          <table:table-cell office:value-type="date" office:date-value="2021-06-19T00:00:00" table:style-name="ce3">
            <text:p>2021-06-1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4 TABLERO SMEC</text:p>
            <text:p>7 PANEL DE PROTECCION, CONTROL Y MEDICION</text:p>
          </table:table-cell>
          <table:table-cell office:value-type="string" table:style-name="ce2">
            <text:p>(No incluye resistencia compensadora</text:p>
            <text:p>de circuitos).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66" table:style-name="ce1">
            <text:p>5866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ALUSA ENGENHARIA S.A. MONTELECTRO S.A.</text:p>
          </table:table-cell>
          <table:table-cell office:value-type="date" office:date-value="2021-01-21T00:00:00" table:style-name="ce3">
            <text:p>2021-01-21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Supervision de montaje, ajustey puesta</text:p>
            <text:p>en marcha de 16 Secc 132 kv</text:p>
          </table:table-cell>
          <table:table-cell office:value-type="string" table:style-name="ce1">
            <text:p>En la ET Bolivar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67" table:style-name="ce1">
            <text:p>5867</text:p>
          </table:table-cell>
          <table:table-cell table:style-name="ce1"/>
          <table:table-cell office:value-type="string" table:style-name="ce1">
            <text:p>MONTELECNOR S.A.</text:p>
          </table:table-cell>
          <table:table-cell office:value-type="date" office:date-value="2021-01-21T00:00:00" table:style-name="ce3">
            <text:p>2021-01-21</text:p>
          </table:table-cell>
          <table:table-cell office:value-type="date" office:date-value="2021-02-26T00:00:00" table:style-name="ce3">
            <text:p>2021-02-2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Columnas, P¢rticos y herrajes varios</text:p>
          </table:table-cell>
          <table:table-cell office:value-type="string" table:style-name="ce2">
            <text:p>Se realiza la OP, para adelantar</text:p>
            <text:p>el proceso de fabricacion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68" table:style-name="ce1">
            <text:p>586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ENERSA</text:p>
          </table:table-cell>
          <table:table-cell office:value-type="date" office:date-value="2021-01-21T00:00:00" table:style-name="ce3">
            <text:p>2021-01-21</text:p>
          </table:table-cell>
          <table:table-cell office:value-type="date" office:date-value="2021-05-26T00:00:00" table:style-name="ce3">
            <text:p>2021-05-2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SLA 3 Col 36 kV 800 A COMANDO CE</text:p>
            <text:p>2 SLA 3 Col 36 kV 800 A COMANDO LM</text:p>
          </table:table-cell>
          <table:table-cell office:value-type="string" table:style-name="ce1">
            <text:p>Cot. 25002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69" table:style-name="ce1">
            <text:p>5869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DOSEN SA</text:p>
          </table:table-cell>
          <table:table-cell office:value-type="date" office:date-value="2021-01-25T00:00:00" table:style-name="ce3">
            <text:p>2021-01-25</text:p>
          </table:table-cell>
          <table:table-cell office:value-type="date" office:date-value="2021-02-24T00:00:00" table:style-name="ce3">
            <text:p>2021-02-2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300 PLACA RECTA DE CONTACTO</text:p>
            <text:p>300 BUJE SEPARADOR</text:p>
          </table:table-cell>
          <table:table-cell office:value-type="string" table:style-name="ce2">
            <text:p>600 PERNOS CONTACTO</text:p>
            <text:p>200 CUCHILLA DFXC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70" table:style-name="ce1">
            <text:p>5870</text:p>
          </table:table-cell>
          <table:table-cell office:value-type="float" office:value="8980" table:style-name="ce1">
            <text:p>8980</text:p>
          </table:table-cell>
          <table:table-cell office:value-type="string" table:style-name="ce1">
            <text:p>MONTELECTRO S.A.</text:p>
          </table:table-cell>
          <table:table-cell office:value-type="date" office:date-value="2021-01-28T00:00:00" table:style-name="ce3">
            <text:p>2021-01-28</text:p>
          </table:table-cell>
          <table:table-cell office:value-type="date" office:date-value="2021-03-15T00:00:00" table:style-name="ce3">
            <text:p>2021-03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ESTRUCTURA DE CUBIERTA<text:s/></text:p>
            <text:p>SEGUN PLANO: E-BOL-1-00-C-PL-097_A</text:p>
          </table:table-cell>
          <table:table-cell office:value-type="string" table:style-name="ce1">
            <text:p>Cot. 25055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71" table:style-name="ce1">
            <text:p>5871</text:p>
          </table:table-cell>
          <table:table-cell office:value-type="string" table:style-name="ce1">
            <text:p>0203-4270-21</text:p>
          </table:table-cell>
          <table:table-cell office:value-type="string" table:style-name="ce1">
            <text:p>E.I.C. INGENIERIA SRL</text:p>
          </table:table-cell>
          <table:table-cell office:value-type="date" office:date-value="2021-02-04T00:00:00" table:style-name="ce3">
            <text:p>2021-02-04</text:p>
          </table:table-cell>
          <table:table-cell office:value-type="date" office:date-value="2021-05-21T00:00:00" table:style-name="ce3">
            <text:p>2021-05-2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1 SLA 2Col.S/PAT1Rot. 33KV 630A COMANDO CE</text:p>
            <text:p>11 ESTRUCTURA SOPORTE PARA SECCIONADOR SLA-2C-3606</text:p>
          </table:table-cell>
          <table:table-cell office:value-type="string" table:style-name="ce1">
            <text:p>Cot. 24840-2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72" table:style-name="ce1">
            <text:p>5872</text:p>
          </table:table-cell>
          <table:table-cell office:value-type="string" table:style-name="ce1">
            <text:p>300-106-2021</text:p>
          </table:table-cell>
          <table:table-cell office:value-type="string" table:style-name="ce1">
            <text:p>TRANSNEA S.A.</text:p>
          </table:table-cell>
          <table:table-cell office:value-type="date" office:date-value="2021-02-05T00:00:00" table:style-name="ce3">
            <text:p>2021-02-05</text:p>
          </table:table-cell>
          <table:table-cell office:value-type="date" office:date-value="2021-06-28T00:00:00" table:style-name="ce3">
            <text:p>2021-06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6 SLAT-2C C/PAT 145KV-1250A COMANDO CE-Tm</text:p>
          </table:table-cell>
          <table:table-cell office:value-type="string" table:style-name="ce1">
            <text:p>Cot. 25048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73" table:style-name="ce1">
            <text:p>5873</text:p>
          </table:table-cell>
          <table:table-cell office:value-type="string" table:style-name="ce1">
            <text:p>300-105-2021</text:p>
          </table:table-cell>
          <table:table-cell office:value-type="string" table:style-name="ce1">
            <text:p>TRANSNEA S.A.</text:p>
          </table:table-cell>
          <table:table-cell office:value-type="date" office:date-value="2021-02-05T00:00:00" table:style-name="ce3">
            <text:p>2021-02-05</text:p>
          </table:table-cell>
          <table:table-cell office:value-type="date" office:date-value="2021-06-28T00:00:00" table:style-name="ce3">
            <text:p>2021-06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6 SLA 2C 13,2 kV 1600A COMANDO LM</text:p>
          </table:table-cell>
          <table:table-cell office:value-type="string" table:style-name="ce1">
            <text:p>Cot. 25049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74" table:style-name="ce1">
            <text:p>5874</text:p>
          </table:table-cell>
          <table:table-cell office:value-type="string" table:style-name="ce1">
            <text:p>200-158-2021</text:p>
          </table:table-cell>
          <table:table-cell office:value-type="string" table:style-name="ce1">
            <text:p>TRANSNOA SA</text:p>
          </table:table-cell>
          <table:table-cell office:value-type="date" office:date-value="2021-02-05T00:00:00" table:style-name="ce3">
            <text:p>2021-02-05</text:p>
          </table:table-cell>
          <table:table-cell office:value-type="date" office:date-value="2021-06-28T00:00:00" table:style-name="ce3">
            <text:p>2021-06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12 SLAT-2C C/PAT 145KV-1250A COMANDO CE-Tm</text:p>
          </table:table-cell>
          <table:table-cell office:value-type="string" table:style-name="ce1">
            <text:p>Cot. 25054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75" table:style-name="ce1">
            <text:p>5875</text:p>
          </table:table-cell>
          <table:table-cell office:value-type="string" table:style-name="ce1">
            <text:p>200-159-2021</text:p>
          </table:table-cell>
          <table:table-cell office:value-type="string" table:style-name="ce1">
            <text:p>TRANSNOA SA</text:p>
          </table:table-cell>
          <table:table-cell office:value-type="date" office:date-value="2021-02-05T00:00:00" table:style-name="ce3">
            <text:p>2021-02-05</text:p>
          </table:table-cell>
          <table:table-cell office:value-type="date" office:date-value="2021-06-28T00:00:00" table:style-name="ce3">
            <text:p>2021-06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10 SLA 2Col.S/PAT1Rot. 33KV 800A COMANDO LM</text:p>
          </table:table-cell>
          <table:table-cell office:value-type="string" table:style-name="ce1">
            <text:p>Cot. 25051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76" table:style-name="ce1">
            <text:p>5876</text:p>
          </table:table-cell>
          <table:table-cell office:value-type="string" table:style-name="ce1">
            <text:p>300-108-2021</text:p>
          </table:table-cell>
          <table:table-cell office:value-type="string" table:style-name="ce1">
            <text:p>TRANSNEA S.A.</text:p>
          </table:table-cell>
          <table:table-cell office:value-type="date" office:date-value="2021-02-05T00:00:00" table:style-name="ce3">
            <text:p>2021-02-05</text:p>
          </table:table-cell>
          <table:table-cell office:value-type="date" office:date-value="2021-06-28T00:00:00" table:style-name="ce3">
            <text:p>2021-06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6 SLA 2Col.S/PAT1Rot. 33KV 800A COMANDO LM</text:p>
          </table:table-cell>
          <table:table-cell office:value-type="string" table:style-name="ce1">
            <text:p>Cot. 25049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77" table:style-name="ce1">
            <text:p>5877</text:p>
          </table:table-cell>
          <table:table-cell office:value-type="string" table:style-name="ce1">
            <text:p>300-107-2021</text:p>
          </table:table-cell>
          <table:table-cell office:value-type="string" table:style-name="ce1">
            <text:p>TRANSNEA S.A.</text:p>
          </table:table-cell>
          <table:table-cell office:value-type="date" office:date-value="2021-02-05T00:00:00" table:style-name="ce3">
            <text:p>2021-02-05</text:p>
          </table:table-cell>
          <table:table-cell office:value-type="date" office:date-value="2021-06-28T00:00:00" table:style-name="ce3">
            <text:p>2021-06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6 SLA-2CS/PAT 145KV 1250A COMANDO CE</text:p>
          </table:table-cell>
          <table:table-cell office:value-type="string" table:style-name="ce1">
            <text:p>Cot. 25048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78" table:style-name="ce1">
            <text:p>5878</text:p>
          </table:table-cell>
          <table:table-cell office:value-type="string" table:style-name="ce1">
            <text:p>200-156-2021</text:p>
          </table:table-cell>
          <table:table-cell office:value-type="string" table:style-name="ce1">
            <text:p>TRANSNOA SA</text:p>
          </table:table-cell>
          <table:table-cell office:value-type="date" office:date-value="2021-02-05T00:00:00" table:style-name="ce3">
            <text:p>2021-02-05</text:p>
          </table:table-cell>
          <table:table-cell office:value-type="date" office:date-value="2021-06-28T00:00:00" table:style-name="ce3">
            <text:p>2021-06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10 SLA-2CS/PAT 145KV 1250A COMANDO CE</text:p>
          </table:table-cell>
          <table:table-cell office:value-type="string" table:style-name="ce1">
            <text:p>Cot. 25050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79" table:style-name="ce1">
            <text:p>5879</text:p>
          </table:table-cell>
          <table:table-cell office:value-type="string" table:style-name="ce1">
            <text:p>200-157-2021</text:p>
          </table:table-cell>
          <table:table-cell office:value-type="string" table:style-name="ce1">
            <text:p>TRANSNOA SA</text:p>
          </table:table-cell>
          <table:table-cell office:value-type="date" office:date-value="2021-02-05T00:00:00" table:style-name="ce3">
            <text:p>2021-02-05</text:p>
          </table:table-cell>
          <table:table-cell office:value-type="date" office:date-value="2021-06-28T00:00:00" table:style-name="ce3">
            <text:p>2021-06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10 SLA 2C 13,2 kV 1600A COMANDO LM</text:p>
          </table:table-cell>
          <table:table-cell office:value-type="string" table:style-name="ce1">
            <text:p>Cot. 25051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80" table:style-name="ce1">
            <text:p>5880</text:p>
          </table:table-cell>
          <table:table-cell office:value-type="string" table:style-name="ce1">
            <text:p>300-109-2021</text:p>
          </table:table-cell>
          <table:table-cell office:value-type="string" table:style-name="ce1">
            <text:p>TRANSNEA S.A.</text:p>
          </table:table-cell>
          <table:table-cell office:value-type="date" office:date-value="2021-02-05T00:00:00" table:style-name="ce3">
            <text:p>2021-02-05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TABLERO DE MEDIA TENSION 33KV<text:s/></text:p>
            <text:p>Conformado por Celdas Metal-clad</text:p>
          </table:table-cell>
          <table:table-cell office:value-type="string" table:style-name="ce2">
            <text:p>1 Celda de Entrada para Ac.c-- 2 Celda Acoplamiento de barras<text:s/></text:p>
            <text:p>4 Celda de Salida Distribuid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81" table:style-name="ce1">
            <text:p>5881</text:p>
          </table:table-cell>
          <table:table-cell office:value-type="string" table:style-name="ce1">
            <text:p>300-110-2021</text:p>
          </table:table-cell>
          <table:table-cell office:value-type="string" table:style-name="ce1">
            <text:p>TRANSNEA S.A.</text:p>
          </table:table-cell>
          <table:table-cell office:value-type="date" office:date-value="2021-02-05T00:00:00" table:style-name="ce3">
            <text:p>2021-02-05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TABLERO DE MEDIA TENSION 13,2 kv<text:s/></text:p>
            <text:p>Conformado por Celdas Metal-clad</text:p>
          </table:table-cell>
          <table:table-cell office:value-type="string" table:style-name="ce2">
            <text:p>2 Celda de Entrada para Ac. -- 1 Celda Acoplamiento de barras</text:p>
            <text:p>6 Celda de Salida Distribuid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82" table:style-name="ce1">
            <text:p>588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LUSA ENGENHARIA S.A. MONTELECTRO S.A.</text:p>
          </table:table-cell>
          <table:table-cell office:value-type="date" office:date-value="2021-02-05T00:00:00" table:style-name="ce3">
            <text:p>2021-02-05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TABLERO BAJA TENSION INTERIOR 220 Vca Serv. Aux. de CA - TGSACA</text:p>
            <text:p>1 TABLERO BAJA TENSION INTERIOR 110 Vcc Serv. Aux. de CC - TGSACC</text:p>
          </table:table-cell>
          <table:table-cell office:value-type="string" table:style-name="ce2">
            <text:p>3 TABLERO BAJA TENSION EXTERIOR Armario de Intemperie<text:s/></text:p>
            <text:p>2 TABLERO BAJA TENSION EXTERIOR Armario de Intemperie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83" table:style-name="ce1">
            <text:p>5883</text:p>
          </table:table-cell>
          <table:table-cell office:value-type="float" office:value="89044" table:style-name="ce1">
            <text:p>89044</text:p>
          </table:table-cell>
          <table:table-cell office:value-type="string" table:style-name="ce1">
            <text:p>PROYECCION ELECTROLUZ SRL</text:p>
          </table:table-cell>
          <table:table-cell office:value-type="date" office:date-value="2021-02-05T00:00:00" table:style-name="ce3">
            <text:p>2021-02-05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SERVICIOPuesta en marcha en obra de 20</text:p>
            <text:p>seccionadores de 132 kv.Inc</text:p>
          </table:table-cell>
          <table:table-cell office:value-type="string" table:style-name="ce2">
            <text:p>Incluye material para el correcto</text:p>
            <text:p>funcionamiento de los equip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84" table:style-name="ce1">
            <text:p>5884</text:p>
          </table:table-cell>
          <table:table-cell office:value-type="float" office:value="12918" table:style-name="ce1">
            <text:p>12918</text:p>
          </table:table-cell>
          <table:table-cell office:value-type="string" table:style-name="ce1">
            <text:p>ENOD S A</text:p>
          </table:table-cell>
          <table:table-cell office:value-type="date" office:date-value="2021-02-05T00:00:00" table:style-name="ce3">
            <text:p>2021-02-05</text:p>
          </table:table-cell>
          <table:table-cell office:value-type="date" office:date-value="2021-03-23T00:00:00" table:style-name="ce3">
            <text:p>2021-03-2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CELDA DE PROTECCION A TRANSFORMADOR MARCA LAGO</text:p>
            <text:p>MODELO BR</text:p>
          </table:table-cell>
          <table:table-cell office:value-type="string" table:style-name="ce2">
            <text:p>3 Fusible HH Semikron 13,2 kv 160 Amp. 80 mm</text:p>
            <text:p>3 Fusible HH Bussmann 17,5 kV TKMEJ 125 Amp 17,5 kv - 76m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85" table:style-name="ce1">
            <text:p>5885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ALUSA ENGENHARIA S.A. MONTELECTRO S.A.</text:p>
          </table:table-cell>
          <table:table-cell office:value-type="date" office:date-value="2021-02-12T00:00:00" table:style-name="ce3">
            <text:p>2021-02-12</text:p>
          </table:table-cell>
          <table:table-cell office:value-type="date" office:date-value="2021-04-28T00:00:00" table:style-name="ce3">
            <text:p>2021-04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2 CAJA DE CONJUNCION TV 1U00A y 1U00B</text:p>
            <text:p>2 CAJA DE CONJUNCION TV 1U01L y 1U03L</text:p>
          </table:table-cell>
          <table:table-cell office:value-type="string" table:style-name="ce1">
            <text:p>5 CAJA DE CONJUNCION TI 1I03L, 1 I01L, 1 l06T, 1 l02T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86" table:style-name="ce1">
            <text:p>5886</text:p>
          </table:table-cell>
          <table:table-cell office:value-type="string" table:style-name="ce1">
            <text:p>300-122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3">
            <text:p>2021-02-18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1 TRANSF TENSION 36 kV - BALTEAUUSO INTERIOR<text:s/></text:p>
            <text:p>33000/V3- 110/V3- 110/V3 20/20 VA</text:p>
          </table:table-cell>
          <table:table-cell office:value-type="string" table:style-name="ce1">
            <text:p>Marca Balteau modelo VFI-36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87" table:style-name="ce1">
            <text:p>5887</text:p>
          </table:table-cell>
          <table:table-cell office:value-type="string" table:style-name="ce1">
            <text:p>300-111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3">
            <text:p>2021-02-18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3 TRANSF CORR 36 kV - BALTEAU USO EXTERIOR<text:s/></text:p>
            <text:p>700x1400-5-5-5 A - 30/30/15 VA</text:p>
          </table:table-cell>
          <table:table-cell office:value-type="string" table:style-name="ce1">
            <text:p>Marca Balteau modelo SDF-36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88" table:style-name="ce1">
            <text:p>5888</text:p>
          </table:table-cell>
          <table:table-cell office:value-type="string" table:style-name="ce1">
            <text:p>300-112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3">
            <text:p>2021-02-18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3 TRANSF CORR 17,5 kV - BALTEAU USO INTERIOR</text:p>
            <text:p>700x1400-5-5-5 A - 30/30/15 VA</text:p>
          </table:table-cell>
          <table:table-cell office:value-type="string" table:style-name="ce1">
            <text:p>Marca Balteau modelo NKR-24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89" table:style-name="ce1">
            <text:p>5889</text:p>
          </table:table-cell>
          <table:table-cell office:value-type="string" table:style-name="ce1">
            <text:p>300-113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3">
            <text:p>2021-02-18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3 TRANSF CORRIEN 15 kV - BALTEAU USO EXTERIOR</text:p>
            <text:p>400x800-5-5 A</text:p>
          </table:table-cell>
          <table:table-cell office:value-type="string" table:style-name="ce1">
            <text:p>Marca Balteau SDF-15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90" table:style-name="ce1">
            <text:p>5890</text:p>
          </table:table-cell>
          <table:table-cell office:value-type="string" table:style-name="ce1">
            <text:p>300-114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3">
            <text:p>2021-02-18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2 TRANSF CORR 13,2 kV - BALTEAU USO INTERIOR 400x800-5-5 A</text:p>
          </table:table-cell>
          <table:table-cell table:style-name="ce1"/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91" table:style-name="ce1">
            <text:p>5891</text:p>
          </table:table-cell>
          <table:table-cell office:value-type="string" table:style-name="ce1">
            <text:p>300-115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3">
            <text:p>2021-02-18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1 TRANSF CORR 36 kV - BALTEAU USO EXTERIOR</text:p>
            <text:p>300x600-5-5-5 A - 30/30/15 VA</text:p>
          </table:table-cell>
          <table:table-cell office:value-type="string" table:style-name="ce1">
            <text:p>Marca Balteau modelo SDF-36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92" table:style-name="ce1">
            <text:p>5892</text:p>
          </table:table-cell>
          <table:table-cell office:value-type="string" table:style-name="ce1">
            <text:p>300-116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3">
            <text:p>2021-02-18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0 TRANSF CORR 36 kV - BALTEAU USO INTERIOR</text:p>
            <text:p>300x600-5-5-5 A - 30/30/15 VA</text:p>
          </table:table-cell>
          <table:table-cell office:value-type="string" table:style-name="ce1">
            <text:p>Marca Balteau NKR-36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93" table:style-name="ce1">
            <text:p>5893</text:p>
          </table:table-cell>
          <table:table-cell office:value-type="string" table:style-name="ce1">
            <text:p>300-117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3">
            <text:p>2021-02-18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6 TRANSF CORR 36 kV - BALTEAU USO EXTERIOR</text:p>
            <text:p>200x400-5-5 A</text:p>
          </table:table-cell>
          <table:table-cell office:value-type="string" table:style-name="ce1">
            <text:p>Marca Ballteau SDF-36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94" table:style-name="ce1">
            <text:p>5894</text:p>
          </table:table-cell>
          <table:table-cell office:value-type="string" table:style-name="ce1">
            <text:p>300-118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3">
            <text:p>2021-02-18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2 TRANSF CORR 36 kV - BALTEAU USO INTERIOR 12.00 998.00 11976.00</text:p>
            <text:p>200x400-5-5 A</text:p>
          </table:table-cell>
          <table:table-cell office:value-type="string" table:style-name="ce1">
            <text:p>Marca Balteau NKR-36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95" table:style-name="ce1">
            <text:p>5895</text:p>
          </table:table-cell>
          <table:table-cell office:value-type="string" table:style-name="ce1">
            <text:p>300-119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3">
            <text:p>2021-02-18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3 TRANSF TENSION 13,2 kV BALTEAUUSO EXTERIOR</text:p>
            <text:p>13200/V3- 110/V3- 30/20 VA</text:p>
          </table:table-cell>
          <table:table-cell office:value-type="string" table:style-name="ce1">
            <text:p>Marca Balteau modelo VFE-15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96" table:style-name="ce1">
            <text:p>5896</text:p>
          </table:table-cell>
          <table:table-cell office:value-type="string" table:style-name="ce1">
            <text:p>300-120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3">
            <text:p>2021-02-18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1 TRANSF TENSION 13,2 kV BALTEAUUSO INTERIOR</text:p>
            <text:p>13200/V3- 110/V3- 110/V3- 20/20 VA</text:p>
          </table:table-cell>
          <table:table-cell office:value-type="string" table:style-name="ce1">
            <text:p>Marca Balteau modelo VFI-15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97" table:style-name="ce1">
            <text:p>5897</text:p>
          </table:table-cell>
          <table:table-cell office:value-type="string" table:style-name="ce1">
            <text:p>300-121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3">
            <text:p>2021-02-18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6 TRANSF TENSION 36 kV - BALTEAUUSO EXTERIOR</text:p>
            <text:p>33000/V3- 110/V3- 110/V3- 30/20 VA</text:p>
          </table:table-cell>
          <table:table-cell office:value-type="string" table:style-name="ce1">
            <text:p>Marca Balteau modelo VEL-36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98" table:style-name="ce1">
            <text:p>5898</text:p>
          </table:table-cell>
          <table:table-cell office:value-type="string" table:style-name="ce1">
            <text:p>200-163-2021</text:p>
          </table:table-cell>
          <table:table-cell office:value-type="string" table:style-name="ce1">
            <text:p>TRANSNOA SA</text:p>
          </table:table-cell>
          <table:table-cell office:value-type="date" office:date-value="2021-02-18T00:00:00" table:style-name="ce3">
            <text:p>2021-02-18</text:p>
          </table:table-cell>
          <table:table-cell office:value-type="date" office:date-value="2021-07-05T00:00:00" table:style-name="ce3">
            <text:p>2021-07-0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7 SLA 2Col.S/PAT1Rot. 33KV 800A Comando LM</text:p>
          </table:table-cell>
          <table:table-cell office:value-type="string" table:style-name="ce1">
            <text:p>Cot. 25051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99" table:style-name="ce1">
            <text:p>5899</text:p>
          </table:table-cell>
          <table:table-cell office:value-type="string" table:style-name="ce1">
            <text:p>200-160-2021</text:p>
          </table:table-cell>
          <table:table-cell office:value-type="string" table:style-name="ce1">
            <text:p>TRANSNOA SA</text:p>
          </table:table-cell>
          <table:table-cell office:value-type="date" office:date-value="2021-02-18T00:00:00" table:style-name="ce3">
            <text:p>2021-02-18</text:p>
          </table:table-cell>
          <table:table-cell office:value-type="date" office:date-value="2021-07-05T00:00:00" table:style-name="ce3">
            <text:p>2021-07-0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28 SLAT-2C C/PAT 145KV-1250A COMANDO CE-Tm</text:p>
          </table:table-cell>
          <table:table-cell table:style-name="ce1"/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00" table:style-name="ce1">
            <text:p>5900</text:p>
          </table:table-cell>
          <table:table-cell office:value-type="string" table:style-name="ce1">
            <text:p>200-161-2021</text:p>
          </table:table-cell>
          <table:table-cell office:value-type="string" table:style-name="ce1">
            <text:p>TRANSNOA SA</text:p>
          </table:table-cell>
          <table:table-cell office:value-type="date" office:date-value="2021-02-18T00:00:00" table:style-name="ce3">
            <text:p>2021-02-18</text:p>
          </table:table-cell>
          <table:table-cell office:value-type="date" office:date-value="2021-07-05T00:00:00" table:style-name="ce3">
            <text:p>2021-07-0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8 SLA-2CS/PAT 145KV 1250A COMANDO CE</text:p>
          </table:table-cell>
          <table:table-cell office:value-type="string" table:style-name="ce1">
            <text:p>Cot. 25050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01" table:style-name="ce1">
            <text:p>5901</text:p>
          </table:table-cell>
          <table:table-cell office:value-type="string" table:style-name="ce1">
            <text:p>200-162-2021</text:p>
          </table:table-cell>
          <table:table-cell office:value-type="string" table:style-name="ce1">
            <text:p>TRANSNOA SA</text:p>
          </table:table-cell>
          <table:table-cell office:value-type="date" office:date-value="2021-02-18T00:00:00" table:style-name="ce3">
            <text:p>2021-02-18</text:p>
          </table:table-cell>
          <table:table-cell office:value-type="date" office:date-value="2021-07-05T00:00:00" table:style-name="ce3">
            <text:p>2021-07-0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9 SLA 2C 13,2 kV 1600A Comando LM</text:p>
          </table:table-cell>
          <table:table-cell office:value-type="string" table:style-name="ce1">
            <text:p>Cot. 25051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02" table:style-name="ce1">
            <text:p>5902</text:p>
          </table:table-cell>
          <table:table-cell table:style-name="ce1"/>
          <table:table-cell office:value-type="string" table:style-name="ce1">
            <text:p>PIRO' Y S.A.</text:p>
          </table:table-cell>
          <table:table-cell office:value-type="date" office:date-value="2021-02-22T00:00:00" table:style-name="ce3">
            <text:p>2021-02-22</text:p>
          </table:table-cell>
          <table:table-cell office:value-type="date" office:date-value="2021-02-23T00:00:00" table:style-name="ce3">
            <text:p>2021-02-2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SGU DIST 36 kV 630 A pertiga 16 kA/s 170 kV</text:p>
          </table:table-cell>
          <table:table-cell office:value-type="string" table:style-name="ce2">
            <text:p>Se realiz¢ la OP, para la</text:p>
            <text:p>homologar el equipo.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03" table:style-name="ce1">
            <text:p>5903</text:p>
          </table:table-cell>
          <table:table-cell table:style-name="ce1"/>
          <table:table-cell office:value-type="string" table:style-name="ce1">
            <text:p>HUBER EDUARDO ROBERTO</text:p>
          </table:table-cell>
          <table:table-cell office:value-type="date" office:date-value="2021-02-24T00:00:00" table:style-name="ce3">
            <text:p>2021-02-24</text:p>
          </table:table-cell>
          <table:table-cell office:value-type="date" office:date-value="2021-02-26T00:00:00" table:style-name="ce3">
            <text:p>2021-02-2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3 Aislador ALD 113 375 EPOXIFORM</text:p>
          </table:table-cell>
          <table:table-cell office:value-type="string" table:style-name="ce1">
            <text:p>Cot. 25100 M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04" table:style-name="ce1">
            <text:p>5904</text:p>
          </table:table-cell>
          <table:table-cell office:value-type="float" office:value="4600011397" table:style-name="ce1">
            <text:p>4600011397</text:p>
          </table:table-cell>
          <table:table-cell office:value-type="string" table:style-name="ce1">
            <text:p>TRANSBA SA</text:p>
          </table:table-cell>
          <table:table-cell office:value-type="date" office:date-value="2021-02-23T00:00:00" table:style-name="ce3">
            <text:p>2021-02-23</text:p>
          </table:table-cell>
          <table:table-cell office:value-type="date" office:date-value="2021-06-15T00:00:00" table:style-name="ce3">
            <text:p>2021-06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SLAT2C 145KV-1250A - BORN ALUM COMANDO CE-Tm</text:p>
          </table:table-cell>
          <table:table-cell office:value-type="string" table:style-name="ce1">
            <text:p>Cot. 2507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05" table:style-name="ce1">
            <text:p>5905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ALUSA ENGENHARIA S.A. MONTELECTRO S.A.</text:p>
          </table:table-cell>
          <table:table-cell office:value-type="date" office:date-value="2021-02-23T00:00:00" table:style-name="ce3">
            <text:p>2021-02-23</text:p>
          </table:table-cell>
          <table:table-cell office:value-type="date" office:date-value="2021-03-15T00:00:00" table:style-name="ce3">
            <text:p>2021-03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4 Plataforma y escalera Guarda Hombre<text:s/></text:p>
            <text:p>para Columna de Iluminacion.</text:p>
          </table:table-cell>
          <table:table-cell table:style-name="ce1"/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06" table:style-name="ce1">
            <text:p>5906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ALUSA ENGENHARIA S.A. MONTELECTRO S.A.</text:p>
          </table:table-cell>
          <table:table-cell office:value-type="date" office:date-value="2021-02-26T00:00:00" table:style-name="ce3">
            <text:p>2021-02-26</text:p>
          </table:table-cell>
          <table:table-cell office:value-type="date" office:date-value="2021-03-18T00:00:00" table:style-name="ce3">
            <text:p>2021-03-1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2 Soporte para Aislador Soporte 33 kV</text:p>
          </table:table-cell>
          <table:table-cell office:value-type="string" table:style-name="ce1">
            <text:p>Segun Plano: E-BOL-1-00-T-PL-046 B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07" table:style-name="ce1">
            <text:p>5907</text:p>
          </table:table-cell>
          <table:table-cell office:value-type="float" office:value="9097" table:style-name="ce1">
            <text:p>9097</text:p>
          </table:table-cell>
          <table:table-cell office:value-type="string" table:style-name="ce1">
            <text:p>MONTELECTRO S.A.</text:p>
          </table:table-cell>
          <table:table-cell office:value-type="date" office:date-value="2021-02-26T00:00:00" table:style-name="ce3">
            <text:p>2021-02-26</text:p>
          </table:table-cell>
          <table:table-cell office:value-type="date" office:date-value="2021-04-06T00:00:00" table:style-name="ce3">
            <text:p>2021-04-0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2 Caja auxiliar de reactor de neutro cableado</text:p>
          </table:table-cell>
          <table:table-cell office:value-type="string" table:style-name="ce1">
            <text:p>Segun Plano: 002.56.E.CI.901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08" table:style-name="ce1">
            <text:p>5908</text:p>
          </table:table-cell>
          <table:table-cell office:value-type="string" table:style-name="ce1">
            <text:p>055/2021</text:p>
          </table:table-cell>
          <table:table-cell office:value-type="string" table:style-name="ce1">
            <text:p>CONCRET MIX S.A.</text:p>
          </table:table-cell>
          <table:table-cell office:value-type="date" office:date-value="2021-03-04T00:00:00" table:style-name="ce3">
            <text:p>2021-03-04</text:p>
          </table:table-cell>
          <table:table-cell office:value-type="date" office:date-value="2021-06-14T00:00:00" table:style-name="ce3">
            <text:p>2021-06-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2">
            <text:p>15 SLU-3C-1R - 23KV-2000A COMANDO CE</text:p>
            <text:p>1 Aislador TR-208</text:p>
          </table:table-cell>
          <table:table-cell office:value-type="string" table:style-name="ce2">
            <text:p>1 Motor de accionamiento</text:p>
            <text:p>2 Block de contacto Auxiliare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09" table:style-name="ce1">
            <text:p>5909</text:p>
          </table:table-cell>
          <table:table-cell office:value-type="float" office:value="113317" table:style-name="ce1">
            <text:p>113317</text:p>
          </table:table-cell>
          <table:table-cell office:value-type="string" table:style-name="ce1">
            <text:p>EMPRESA DISTRIBUIDORA LA PLATA SOCIEDAD</text:p>
          </table:table-cell>
          <table:table-cell office:value-type="date" office:date-value="2021-02-23T00:00:00" table:style-name="ce3">
            <text:p>2021-02-23</text:p>
          </table:table-cell>
          <table:table-cell office:value-type="date" office:date-value="2021-04-29T00:00:00" table:style-name="ce3">
            <text:p>2021-04-2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2 LVPIV AR 17.5KV 400A 16KA</text:p>
          </table:table-cell>
          <table:table-cell office:value-type="string" table:style-name="ce1">
            <text:p>Cot. 25088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10" table:style-name="ce1">
            <text:p>5910</text:p>
          </table:table-cell>
          <table:table-cell office:value-type="float" office:value="113389" table:style-name="ce1">
            <text:p>113389</text:p>
          </table:table-cell>
          <table:table-cell office:value-type="string" table:style-name="ce1">
            <text:p>EMPRESA DISTRIBUIDORA LA PLATA SOCIEDAD</text:p>
          </table:table-cell>
          <table:table-cell office:value-type="date" office:date-value="2021-05-20T00:00:00" table:style-name="ce3">
            <text:p>2021-05-20</text:p>
          </table:table-cell>
          <table:table-cell office:value-type="date" office:date-value="2021-03-03T00:00:00" table:style-name="ce3">
            <text:p>2021-03-0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4 LVPIV AR 17.5KV 400A 16KA</text:p>
          </table:table-cell>
          <table:table-cell office:value-type="string" table:style-name="ce1">
            <text:p>Cot. 25088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11" table:style-name="ce1">
            <text:p>5911</text:p>
          </table:table-cell>
          <table:table-cell office:value-type="float" office:value="4513411968" table:style-name="ce1">
            <text:p>4513411968</text:p>
          </table:table-cell>
          <table:table-cell office:value-type="string" table:style-name="ce1">
            <text:p>SHELL - GAS Y PETROLEO DEL NEUQUEN SA -MEDANITO</text:p>
          </table:table-cell>
          <table:table-cell office:value-type="date" office:date-value="2021-03-09T00:00:00" table:style-name="ce3">
            <text:p>2021-03-09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2">
            <text:p>1 SERVICIOS Provision y montaje en obra de los</text:p>
            <text:p>reles temporizados para se¤alizacion con sus correspondientes contactos.</text:p>
          </table:table-cell>
          <table:table-cell office:value-type="string" table:style-name="ce2">
            <text:p>en las cajas de comando de</text:p>
            <text:p>la OP 5485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12" table:style-name="ce1">
            <text:p>5912</text:p>
          </table:table-cell>
          <table:table-cell office:value-type="float" office:value="4513411969" table:style-name="ce1">
            <text:p>4513411969</text:p>
          </table:table-cell>
          <table:table-cell office:value-type="string" table:style-name="ce1">
            <text:p>SHELL - CRUZ DE LORENA UTE</text:p>
          </table:table-cell>
          <table:table-cell office:value-type="date" office:date-value="2021-03-09T00:00:00" table:style-name="ce3">
            <text:p>2021-03-09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2">
            <text:p>1 SERVICIO Provision y montaje en obra de los reles</text:p>
            <text:p>temporizados para se¤alizacion de maniobra incompleta con sus correspondientes contactos</text:p>
          </table:table-cell>
          <table:table-cell office:value-type="string" table:style-name="ce2">
            <text:p>en las cajas de comando de la</text:p>
            <text:p>OP 5484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13" table:style-name="ce1">
            <text:p>5913</text:p>
          </table:table-cell>
          <table:table-cell office:value-type="string" table:style-name="ce1">
            <text:p>AR-CP 036</text:p>
          </table:table-cell>
          <table:table-cell office:value-type="string" table:style-name="ce1">
            <text:p>VFM S.A.</text:p>
          </table:table-cell>
          <table:table-cell office:value-type="date" office:date-value="2021-03-08T00:00:00" table:style-name="ce3">
            <text:p>2021-03-08</text:p>
          </table:table-cell>
          <table:table-cell office:value-type="date" office:date-value="2021-06-01T00:00:00" table:style-name="ce3">
            <text:p>2021-06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5 SGU DIST 36 kV 630 A pertiga<text:s/></text:p>
            <text:p>1 Secc Bajo Carga ext 33kV 630A COMANDO PL</text:p>
          </table:table-cell>
          <table:table-cell office:value-type="string" table:style-name="ce1">
            <text:p>Cot. 23671-3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14" table:style-name="ce1">
            <text:p>5914</text:p>
          </table:table-cell>
          <table:table-cell table:style-name="ce1"/>
          <table:table-cell office:value-type="string" table:style-name="ce1">
            <text:p>STOCK (LAGO)</text:p>
          </table:table-cell>
          <table:table-cell office:value-type="date" office:date-value="2021-03-15T00:00:00" table:style-name="ce3">
            <text:p>2021-03-15</text:p>
          </table:table-cell>
          <table:table-cell office:value-type="date" office:date-value="2021-03-26T00:00:00" table:style-name="ce3">
            <text:p>2021-03-2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2 SGU DIST 17,5 kV 630 A pertiga16 kA/s 110 kV</text:p>
          </table:table-cell>
          <table:table-cell office:value-type="string" table:style-name="ce2">
            <text:p>El equipo es para una Homologacion</text:p>
            <text:p>y se debe mandar a Australia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15" table:style-name="ce1">
            <text:p>5915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ALUSA ENGENHARIA S.A. MONTELECTRO S.A.</text:p>
          </table:table-cell>
          <table:table-cell office:value-type="date" office:date-value="2021-03-16T00:00:00" table:style-name="ce3">
            <text:p>2021-03-16</text:p>
          </table:table-cell>
          <table:table-cell office:value-type="date" office:date-value="2021-03-31T00:00:00" table:style-name="ce3">
            <text:p>2021-03-3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5 Escalera Acceso Interruptor</text:p>
          </table:table-cell>
          <table:table-cell table:style-name="ce1"/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16" table:style-name="ce1">
            <text:p>5916</text:p>
          </table:table-cell>
          <table:table-cell table:style-name="ce1"/>
          <table:table-cell office:value-type="string" table:style-name="ce1">
            <text:p>BOSCO RENE GERMAN</text:p>
          </table:table-cell>
          <table:table-cell office:value-type="date" office:date-value="2021-03-17T00:00:00" table:style-name="ce3">
            <text:p>2021-03-17</text:p>
          </table:table-cell>
          <table:table-cell office:value-type="date" office:date-value="2021-06-01T00:00:00" table:style-name="ce3">
            <text:p>2021-06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Secc Bajo Carga ext 33kV 630A COMANDO PL</text:p>
          </table:table-cell>
          <table:table-cell office:value-type="string" table:style-name="ce1">
            <text:p>Cot. 25031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17" table:style-name="ce1">
            <text:p>5917</text:p>
          </table:table-cell>
          <table:table-cell office:value-type="float" office:value="4580034704" table:style-name="ce1">
            <text:p>4580034704</text:p>
          </table:table-cell>
          <table:table-cell office:value-type="string" table:style-name="ce1">
            <text:p>CEMENTOS AVELLANEDA S A</text:p>
          </table:table-cell>
          <table:table-cell office:value-type="date" office:date-value="2021-03-19T00:00:00" table:style-name="ce3">
            <text:p>2021-03-19</text:p>
          </table:table-cell>
          <table:table-cell office:value-type="date" office:date-value="2021-06-14T00:00:00" table:style-name="ce3">
            <text:p>2021-06-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1 Secc B. Carga ext 13,2kV 630A COMANDO PL</text:p>
          </table:table-cell>
          <table:table-cell office:value-type="string" table:style-name="ce1">
            <text:p>Cot. 24060-1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18" table:style-name="ce1">
            <text:p>5918</text:p>
          </table:table-cell>
          <table:table-cell office:value-type="float" office:value="4100011320" table:style-name="ce1">
            <text:p>4100011320</text:p>
          </table:table-cell>
          <table:table-cell office:value-type="string" table:style-name="ce1">
            <text:p>EDESUR S A</text:p>
          </table:table-cell>
          <table:table-cell office:value-type="date" office:date-value="2021-03-19T00:00:00" table:style-name="ce3">
            <text:p>2021-03-19</text:p>
          </table:table-cell>
          <table:table-cell office:value-type="date" office:date-value="2021-04-19T00:00:00" table:style-name="ce3">
            <text:p>2021-04-1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60 Biela Aislante completa</text:p>
          </table:table-cell>
          <table:table-cell office:value-type="string" table:style-name="ce1">
            <text:p>Segun folleto parte 10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19" table:style-name="ce1">
            <text:p>5919</text:p>
          </table:table-cell>
          <table:table-cell office:value-type="float" office:value="802570" table:style-name="ce1">
            <text:p>802570</text:p>
          </table:table-cell>
          <table:table-cell office:value-type="string" table:style-name="ce1">
            <text:p>EDENOR SA</text:p>
          </table:table-cell>
          <table:table-cell office:value-type="date" office:date-value="2021-03-19T00:00:00" table:style-name="ce3">
            <text:p>2021-03-19</text:p>
          </table:table-cell>
          <table:table-cell office:value-type="date" office:date-value="2021-08-13T00:00:00" table:style-name="ce3">
            <text:p>2021-08-1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4 SLAT-2C-C/PAT 145KV-800A COMANDO CE-Tm</text:p>
            <text:p>8 SLA2C S/PAT2Rot.145KV 800A COMANDO CE</text:p>
          </table:table-cell>
          <table:table-cell office:value-type="string" table:style-name="ce1">
            <text:p>Cot. 2495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20" table:style-name="ce1">
            <text:p>5920</text:p>
          </table:table-cell>
          <table:table-cell office:value-type="float" office:value="802570" table:style-name="ce1">
            <text:p>802570</text:p>
          </table:table-cell>
          <table:table-cell office:value-type="string" table:style-name="ce1">
            <text:p>EDENOR SA</text:p>
          </table:table-cell>
          <table:table-cell office:value-type="date" office:date-value="2021-03-19T00:00:00" table:style-name="ce3">
            <text:p>2021-03-19</text:p>
          </table:table-cell>
          <table:table-cell office:value-type="date" office:date-value="2021-10-13T00:00:00" table:style-name="ce3">
            <text:p>2021-10-1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2 SLAT-2C-C/PAT 145KV-800A COMANDO CE-Tm</text:p>
            <text:p>8 SLU UNIP 2Col S/PAT 132kV800A COMANDO CE</text:p>
          </table:table-cell>
          <table:table-cell office:value-type="string" table:style-name="ce1">
            <text:p>Cot. 2495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21" table:style-name="ce1">
            <text:p>5921</text:p>
          </table:table-cell>
          <table:table-cell office:value-type="float" office:value="802570" table:style-name="ce1">
            <text:p>802570</text:p>
          </table:table-cell>
          <table:table-cell office:value-type="string" table:style-name="ce1">
            <text:p>EDENOR SA</text:p>
          </table:table-cell>
          <table:table-cell office:value-type="date" office:date-value="2021-03-19T00:00:00" table:style-name="ce3">
            <text:p>2021-03-19</text:p>
          </table:table-cell>
          <table:table-cell office:value-type="date" office:date-value="2021-10-13T00:00:00" table:style-name="ce3">
            <text:p>2021-10-1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SLAT-2C-C/PAT 145KV-800A COMANDO CE-Tm</text:p>
          </table:table-cell>
          <table:table-cell office:value-type="string" table:style-name="ce1">
            <text:p>Cot. 2495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22" table:style-name="ce1">
            <text:p>5922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DOSEN SA</text:p>
          </table:table-cell>
          <table:table-cell office:value-type="date" office:date-value="2021-03-22T00:00:00" table:style-name="ce3">
            <text:p>2021-03-22</text:p>
          </table:table-cell>
          <table:table-cell office:value-type="date" office:date-value="2021-04-20T00:00:00" table:style-name="ce3">
            <text:p>2021-04-2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400 ESCUADRA PANTALLA</text:p>
          </table:table-cell>
          <table:table-cell office:value-type="string" table:style-name="ce1">
            <text:p>Cot. 25142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23" table:style-name="ce1">
            <text:p>5923</text:p>
          </table:table-cell>
          <table:table-cell office:value-type="string" table:style-name="ce1">
            <text:p>3-104-2021</text:p>
          </table:table-cell>
          <table:table-cell office:value-type="string" table:style-name="ce1">
            <text:p>TRANSNEA S.A.</text:p>
          </table:table-cell>
          <table:table-cell office:value-type="date" office:date-value="2021-03-22T00:00:00" table:style-name="ce3">
            <text:p>2021-03-22</text:p>
          </table:table-cell>
          <table:table-cell office:value-type="date" office:date-value="2021-06-30T00:00:00" table:style-name="ce3">
            <text:p>2021-06-3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3 TRANSF CORR 36 kV BALTEAU USO INTEMP Un 36kv 30x500 - Is 5x5x -30VAcl0,5 x 30VA cl5P10</text:p>
            <text:p>3 TRANSF CORR 36 kV - BALTEAU USO INTEMP Un 36kv 600x1200 - Is 5x5x5 - 30VA cl0,5 x 30VA cl0,5s x 30VA cl5P10</text:p>
          </table:table-cell>
          <table:table-cell office:value-type="string" table:style-name="ce1">
            <text:p>Cot. 25133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24" table:style-name="ce1">
            <text:p>5924</text:p>
          </table:table-cell>
          <table:table-cell office:value-type="float" office:value="20756" table:style-name="ce1">
            <text:p>20756</text:p>
          </table:table-cell>
          <table:table-cell office:value-type="string" table:style-name="ce1">
            <text:p>FARADAY S.A.</text:p>
          </table:table-cell>
          <table:table-cell office:value-type="date" office:date-value="2021-03-22T00:00:00" table:style-name="ce3">
            <text:p>2021-03-22</text:p>
          </table:table-cell>
          <table:table-cell office:value-type="date" office:date-value="2021-04-08T00:00:00" table:style-name="ce3">
            <text:p>2021-04-0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COMANDO A ESTRIBO REV.: A</text:p>
          </table:table-cell>
          <table:table-cell office:value-type="string" table:style-name="ce1">
            <text:p>1 SERVICIO de Colocacion de comando en Secc. LVP de 17,5 kv.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25" table:style-name="ce1">
            <text:p>5925</text:p>
          </table:table-cell>
          <table:table-cell office:value-type="string" table:style-name="ce1">
            <text:p>172/21</text:p>
          </table:table-cell>
          <table:table-cell office:value-type="string" table:style-name="ce1">
            <text:p>ADMINISTRACION PROVINCIAL DE ENERGIA</text:p>
          </table:table-cell>
          <table:table-cell office:value-type="date" office:date-value="2021-03-22T00:00:00" table:style-name="ce3">
            <text:p>2021-03-22</text:p>
          </table:table-cell>
          <table:table-cell office:value-type="date" office:date-value="2021-07-30T00:00:00" table:style-name="ce3">
            <text:p>2021-07-3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SLA-2C-1R S/PAT - 13.2KV-2000A COMANDO CE</text:p>
          </table:table-cell>
          <table:table-cell office:value-type="string" table:style-name="ce1">
            <text:p>Cot. 25149-1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26" table:style-name="ce1">
            <text:p>5926</text:p>
          </table:table-cell>
          <table:table-cell table:style-name="ce1"/>
          <table:table-cell office:value-type="string" table:style-name="ce1">
            <text:p>MINISTERIO DE AGUA ENERGIA Y MEDIO AMBIENTE</text:p>
          </table:table-cell>
          <table:table-cell office:value-type="date" office:date-value="2021-03-22T00:00:00" table:style-name="ce3">
            <text:p>2021-03-22</text:p>
          </table:table-cell>
          <table:table-cell office:value-type="date" office:date-value="2050-01-01T00:00:00" table:style-name="ce3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1 TABLERO METAL CLAD 33 kV<text:s/></text:p>
            <text:p>1 TABLERO METAL CLAD 13,2 kV</text:p>
          </table:table-cell>
          <table:table-cell office:value-type="string" table:style-name="ce2">
            <text:p>Cant. 2 - Celda Metalica antirco +++ REPUESTOS</text:p>
            <text:p>Cant. 1 - Celda Metalica antiarco // Cant. 5 - Celda Metalica antiarco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27" table:style-name="ce1">
            <text:p>5927</text:p>
          </table:table-cell>
          <table:table-cell office:value-type="string" table:style-name="ce1">
            <text:p>ET-UT-2301</text:p>
          </table:table-cell>
          <table:table-cell office:value-type="string" table:style-name="ce1">
            <text:p>BBC - CODELER - UT</text:p>
          </table:table-cell>
          <table:table-cell office:value-type="date" office:date-value="2021-03-23T00:00:00" table:style-name="ce3">
            <text:p>2021-03-23</text:p>
          </table:table-cell>
          <table:table-cell office:value-type="date" office:date-value="2021-07-08T00:00:00" table:style-name="ce3">
            <text:p>2021-07-0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2 SLA3C AR S/PAT 145KV 800A COMANDO CE-Tm</text:p>
            <text:p>2 SLU UNIP 2C 13,2KV - 630A COMANDO LM</text:p>
          </table:table-cell>
          <table:table-cell office:value-type="string" table:style-name="ce2">
            <text:p>Supervision de montaje y puesta en marcha,<text:s/></text:p>
            <text:p>en la ET Oeste - Cordoba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28" table:style-name="ce1">
            <text:p>5928</text:p>
          </table:table-cell>
          <table:table-cell office:value-type="float" office:value="7600042589" table:style-name="ce1">
            <text:p>7600042589</text:p>
          </table:table-cell>
          <table:table-cell office:value-type="string" table:style-name="ce1">
            <text:p>TRANSBA SA</text:p>
          </table:table-cell>
          <table:table-cell office:value-type="date" office:date-value="2021-03-25T00:00:00" table:style-name="ce3">
            <text:p>2021-03-25</text:p>
          </table:table-cell>
          <table:table-cell office:value-type="date" office:date-value="2021-04-14T00:00:00" table:style-name="ce3">
            <text:p>2021-04-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30 Base rotante 210 para Secc. de 2 col. de 132kv.</text:p>
          </table:table-cell>
          <table:table-cell office:value-type="string" table:style-name="ce1">
            <text:p>Cot. 25144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29" table:style-name="ce1">
            <text:p>5929</text:p>
          </table:table-cell>
          <table:table-cell office:value-type="float" office:value="802570" table:style-name="ce1">
            <text:p>802570</text:p>
          </table:table-cell>
          <table:table-cell office:value-type="string" table:style-name="ce1">
            <text:p>EDENOR SA</text:p>
          </table:table-cell>
          <table:table-cell office:value-type="date" office:date-value="2021-03-29T00:00:00" table:style-name="ce3">
            <text:p>2021-03-29</text:p>
          </table:table-cell>
          <table:table-cell office:value-type="date" office:date-value="2021-08-19T00:00:00" table:style-name="ce3">
            <text:p>2021-08-1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2 SLAT-2C-C/PAT 145KV-800A COMANDO CE-Tm</text:p>
            <text:p>3 SLA2C S/PAT2Rot.145KV 800A COMANDO CE</text:p>
          </table:table-cell>
          <table:table-cell office:value-type="string" table:style-name="ce1">
            <text:p>Cot. 2495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30" table:style-name="ce1">
            <text:p>5930</text:p>
          </table:table-cell>
          <table:table-cell office:value-type="float" office:value="802570" table:style-name="ce1">
            <text:p>802570</text:p>
          </table:table-cell>
          <table:table-cell office:value-type="string" table:style-name="ce1">
            <text:p>EDENOR SA</text:p>
          </table:table-cell>
          <table:table-cell office:value-type="date" office:date-value="2021-03-29T00:00:00" table:style-name="ce3">
            <text:p>2021-03-29</text:p>
          </table:table-cell>
          <table:table-cell office:value-type="date" office:date-value="2021-08-20T00:00:00" table:style-name="ce3">
            <text:p>2021-08-2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2 SLAT3C C/PAT1Rot.145KV 800A COMANDO CE-Tm</text:p>
            <text:p>2 SLA 3C S/PAT1Rot.145KV 800A COMANDO CE</text:p>
          </table:table-cell>
          <table:table-cell office:value-type="string" table:style-name="ce1">
            <text:p>Cot. 2495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31" table:style-name="ce1">
            <text:p>5931</text:p>
          </table:table-cell>
          <table:table-cell office:value-type="float" office:value="802570" table:style-name="ce1">
            <text:p>802570</text:p>
          </table:table-cell>
          <table:table-cell office:value-type="string" table:style-name="ce1">
            <text:p>EDENOR SA</text:p>
          </table:table-cell>
          <table:table-cell office:value-type="date" office:date-value="2021-03-29T00:00:00" table:style-name="ce3">
            <text:p>2021-03-29</text:p>
          </table:table-cell>
          <table:table-cell office:value-type="date" office:date-value="2021-08-25T00:00:00" table:style-name="ce3">
            <text:p>2021-08-2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2">
            <text:p>4 SLAT-2C-C/PAT 145KV-800A COMANDO CE-Tm</text:p>
            <text:p>6 SLA 3C S/PAT1Rot.145KV 800A COMANDO CE</text:p>
          </table:table-cell>
          <table:table-cell office:value-type="string" table:style-name="ce1">
            <text:p>Cot. 2495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32" table:style-name="ce1">
            <text:p>5932</text:p>
          </table:table-cell>
          <table:table-cell office:value-type="float" office:value="802570" table:style-name="ce1">
            <text:p>802570</text:p>
          </table:table-cell>
          <table:table-cell office:value-type="string" table:style-name="ce1">
            <text:p>EDENOR SA</text:p>
          </table:table-cell>
          <table:table-cell office:value-type="date" office:date-value="2021-03-29T00:00:00" table:style-name="ce3">
            <text:p>2021-03-29</text:p>
          </table:table-cell>
          <table:table-cell office:value-type="date" office:date-value="2021-08-25T00:00:00" table:style-name="ce3">
            <text:p>2021-08-2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2 SLAT-2C-C/PAT 145KV-800A COMANDO CE-Tm</text:p>
          </table:table-cell>
          <table:table-cell office:value-type="string" table:style-name="ce1">
            <text:p>Cot. 2495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33" table:style-name="ce1">
            <text:p>5933</text:p>
          </table:table-cell>
          <table:table-cell office:value-type="float" office:value="802570" table:style-name="ce1">
            <text:p>802570</text:p>
          </table:table-cell>
          <table:table-cell office:value-type="string" table:style-name="ce1">
            <text:p>EDENOR SA</text:p>
          </table:table-cell>
          <table:table-cell office:value-type="date" office:date-value="2021-03-29T00:00:00" table:style-name="ce3">
            <text:p>2021-03-29</text:p>
          </table:table-cell>
          <table:table-cell office:value-type="date" office:date-value="2021-10-25T00:00:00" table:style-name="ce3">
            <text:p>2021-10-2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7 SLA 3C S/PAT1Rot.145KV 800A COMANDO CE</text:p>
          </table:table-cell>
          <table:table-cell office:value-type="string" table:style-name="ce1">
            <text:p>Cot. 2495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34" table:style-name="ce1">
            <text:p>5934</text:p>
          </table:table-cell>
          <table:table-cell office:value-type="float" office:value="802570" table:style-name="ce1">
            <text:p>802570</text:p>
          </table:table-cell>
          <table:table-cell office:value-type="string" table:style-name="ce1">
            <text:p>EDENOR SA</text:p>
          </table:table-cell>
          <table:table-cell office:value-type="date" office:date-value="2021-03-29T00:00:00" table:style-name="ce3">
            <text:p>2021-03-29</text:p>
          </table:table-cell>
          <table:table-cell office:value-type="date" office:date-value="2021-08-25T00:00:00" table:style-name="ce3">
            <text:p>2021-08-2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2 SLAT-2C-C/PAT 145KV-800A COMANDO CE-Tm</text:p>
          </table:table-cell>
          <table:table-cell office:value-type="string" table:style-name="ce1">
            <text:p>Cot. 2495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35" table:style-name="ce1">
            <text:p>5935</text:p>
          </table:table-cell>
          <table:table-cell office:value-type="float" office:value="802570" table:style-name="ce1">
            <text:p>802570</text:p>
          </table:table-cell>
          <table:table-cell office:value-type="string" table:style-name="ce1">
            <text:p>EDENOR SA</text:p>
          </table:table-cell>
          <table:table-cell office:value-type="date" office:date-value="2021-03-29T00:00:00" table:style-name="ce3">
            <text:p>2021-03-29</text:p>
          </table:table-cell>
          <table:table-cell office:value-type="date" office:date-value="2021-08-25T00:00:00" table:style-name="ce3">
            <text:p>2021-08-2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2 SLAT-2C-C/PAT 145KV-800A COMANDO CE-Tm</text:p>
          </table:table-cell>
          <table:table-cell office:value-type="string" table:style-name="ce1">
            <text:p>Cot. 2495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36" table:style-name="ce1">
            <text:p>5936</text:p>
          </table:table-cell>
          <table:table-cell office:value-type="string" table:style-name="ce1">
            <text:p>618-0001</text:p>
          </table:table-cell>
          <table:table-cell office:value-type="string" table:style-name="ce1">
            <text:p>INELSA SA</text:p>
          </table:table-cell>
          <table:table-cell office:value-type="date" office:date-value="2021-03-30T00:00:00" table:style-name="ce3">
            <text:p>2021-03-30</text:p>
          </table:table-cell>
          <table:table-cell office:value-type="date" office:date-value="2021-06-18T00:00:00" table:style-name="ce3">
            <text:p>2021-06-1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Secc Bajo Carga ext 33kV 630A COMANDO LM</text:p>
          </table:table-cell>
          <table:table-cell office:value-type="string" table:style-name="ce1">
            <text:p>Cot. 24551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37" table:style-name="ce1">
            <text:p>5937</text:p>
          </table:table-cell>
          <table:table-cell office:value-type="float" office:value="20783" table:style-name="ce1">
            <text:p>20783</text:p>
          </table:table-cell>
          <table:table-cell office:value-type="string" table:style-name="ce1">
            <text:p>FARADAY S.A.</text:p>
          </table:table-cell>
          <table:table-cell office:value-type="date" office:date-value="2021-03-31T00:00:00" table:style-name="ce3">
            <text:p>2021-03-31</text:p>
          </table:table-cell>
          <table:table-cell office:value-type="date" office:date-value="2021-03-31T00:00:00" table:style-name="ce3">
            <text:p>2021-03-3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2 TABLERO PARA TRANSFORMADORES DE POTENCIA</text:p>
          </table:table-cell>
          <table:table-cell table:style-name="ce1"/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number-rows-repeated="10484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37P0">
      <number:year number:style="long"/>
      <number:text>-</number:text>
      <number:month number:style="long"/>
      <number:text>-</number:text>
      <number:day number:style="long"/>
    </number:date-style>
    <number:text-style style:name="N37">
      <number:text-content/>
      <style:map style:condition="value()&gt;=0" style:apply-style-name="N37P0"/>
    </number:text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VENTAS06</meta:initial-creator>
    <dc:creator>VENTAS06</dc:creator>
    <meta:creation-date>2021-04-08T12:51:34Z</meta:creation-date>
    <dc:date>2021-04-08T12:51:34Z</dc:date>
  </office:meta>
</office:document-meta>
</file>